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2.11cm"/>
    </style:style>
    <style:style style:name="co9" style:family="table-column">
      <style:table-column-properties fo:break-before="auto" style:column-width="2.346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0.341cm"/>
    </style:style>
    <style:style style:name="co14" style:family="table-column">
      <style:table-column-properties fo:break-before="auto" style:column-width="3.778cm"/>
    </style:style>
    <style:style style:name="co15" style:family="table-column">
      <style:table-column-properties fo:break-before="auto" style:column-width="2.981cm"/>
    </style:style>
    <style:style style:name="co16" style:family="table-column">
      <style:table-column-properties fo:break-before="auto" style:column-width="3.006cm"/>
    </style:style>
    <style:style style:name="co17" style:family="table-column">
      <style:table-column-properties fo:break-before="auto" style:column-width="2.745cm"/>
    </style:style>
    <style:style style:name="co18" style:family="table-column">
      <style:table-column-properties fo:break-before="auto" style:column-width="3.076cm"/>
    </style:style>
    <style:style style:name="co19" style:family="table-column">
      <style:table-column-properties fo:break-before="auto" style:column-width="4.614cm"/>
    </style:style>
    <style:style style:name="co20" style:family="table-column">
      <style:table-column-properties fo:break-before="auto" style:column-width="5.145cm"/>
    </style:style>
    <style:style style:name="co21" style:family="table-column">
      <style:table-column-properties fo:break-before="auto" style:column-width="4.232cm"/>
    </style:style>
    <style:style style:name="co22" style:family="table-column">
      <style:table-column-properties fo:break-before="auto" style:column-width="4.891cm"/>
    </style:style>
    <style:style style:name="co23" style:family="table-column">
      <style:table-column-properties fo:break-before="auto" style:column-width="2.769cm"/>
    </style:style>
    <style:style style:name="co24" style:family="table-column">
      <style:table-column-properties fo:break-before="auto" style:column-width="2.704cm"/>
    </style:style>
    <style:style style:name="co25" style:family="table-column">
      <style:table-column-properties fo:break-before="auto" style:column-width="7.218cm"/>
    </style:style>
    <style:style style:name="co26" style:family="table-column">
      <style:table-column-properties fo:break-before="auto" style:column-width="2.605cm"/>
    </style:style>
    <style:style style:name="co27" style:family="table-column">
      <style:table-column-properties fo:break-before="auto" style:column-width="7.43cm"/>
    </style:style>
    <style:style style:name="co28" style:family="table-column">
      <style:table-column-properties fo:break-before="auto" style:column-width="9.158cm"/>
    </style:style>
    <style:style style:name="co29" style:family="table-column">
      <style:table-column-properties fo:break-before="auto" style:column-width="6.738cm"/>
    </style:style>
    <style:style style:name="co30" style:family="table-column">
      <style:table-column-properties fo:break-before="auto" style:column-width="6.165cm"/>
    </style:style>
    <style:style style:name="co31" style:family="table-column">
      <style:table-column-properties fo:break-before="auto" style:column-width="3.193cm"/>
    </style:style>
    <style:style style:name="co32" style:family="table-column">
      <style:table-column-properties fo:break-before="auto" style:column-width="3.043cm"/>
    </style:style>
    <style:style style:name="co33" style:family="table-column">
      <style:table-column-properties fo:break-before="auto" style:column-width="3.32cm"/>
    </style:style>
    <style:style style:name="co34" style:family="table-column">
      <style:table-column-properties fo:break-before="auto" style:column-width="2.3cm"/>
    </style:style>
    <style:style style:name="co35" style:family="table-column">
      <style:table-column-properties fo:break-before="auto" style:column-width="2.916cm"/>
    </style:style>
    <style:style style:name="co36" style:family="table-column">
      <style:table-column-properties fo:break-before="auto" style:column-width="3.404cm"/>
    </style:style>
    <style:style style:name="co37" style:family="table-column">
      <style:table-column-properties fo:break-before="auto" style:column-width="3.679cm"/>
    </style:style>
    <style:style style:name="co38" style:family="table-column">
      <style:table-column-properties fo:break-before="auto" style:column-width="10.814cm"/>
    </style:style>
    <style:style style:name="co39" style:family="table-column">
      <style:table-column-properties fo:break-before="auto" style:column-width="1.833cm"/>
    </style:style>
    <style:style style:name="co40" style:family="table-column">
      <style:table-column-properties fo:break-before="auto" style:column-width="2.852cm"/>
    </style:style>
    <style:style style:name="co41" style:family="table-column">
      <style:table-column-properties fo:break-before="auto" style:column-width="3.893cm"/>
    </style:style>
    <style:style style:name="co42" style:family="table-column">
      <style:table-column-properties fo:break-before="auto" style:column-width="1.875cm"/>
    </style:style>
    <style:style style:name="co43" style:family="table-column">
      <style:table-column-properties fo:break-before="auto" style:column-width="1.536cm"/>
    </style:style>
    <style:style style:name="co44" style:family="table-column">
      <style:table-column-properties fo:break-before="auto" style:column-width="2.491cm"/>
    </style:style>
    <style:style style:name="co45" style:family="table-column">
      <style:table-column-properties fo:break-before="auto" style:column-width="2.342cm"/>
    </style:style>
    <style:style style:name="co46" style:family="table-column">
      <style:table-column-properties fo:break-before="auto" style:column-width="23.396cm"/>
    </style:style>
    <style:style style:name="co47" style:family="table-column">
      <style:table-column-properties fo:break-before="auto" style:column-width="23.925cm"/>
    </style:style>
    <style:style style:name="co48" style:family="table-column">
      <style:table-column-properties fo:break-before="auto" style:column-width="3.637cm"/>
    </style:style>
    <style:style style:name="co49" style:family="table-column">
      <style:table-column-properties fo:break-before="auto" style:column-width="3.425cm"/>
    </style:style>
    <style:style style:name="co50" style:family="table-column">
      <style:table-column-properties fo:break-before="auto" style:column-width="3.787cm"/>
    </style:style>
    <style:style style:name="co5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58cm" fo:break-before="auto" style:use-optimal-row-height="true"/>
    </style:style>
    <style:style style:name="ro3" style:family="table-row">
      <style:table-row-properties style:row-height="12.176cm" fo:break-before="auto" style:use-optimal-row-height="true"/>
    </style:style>
    <style:style style:name="ro4" style:family="table-row">
      <style:table-row-properties style:row-height="13.388cm" fo:break-before="auto" style:use-optimal-row-height="true"/>
    </style:style>
    <style:style style:name="ro5" style:family="table-row">
      <style:table-row-properties style:row-height="13.792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4.6cm" fo:break-before="auto" style:use-optimal-row-height="true"/>
    </style:style>
    <style:style style:name="ro8" style:family="table-row">
      <style:table-row-properties style:row-height="9.754cm" fo:break-before="auto" style:use-optimal-row-height="true"/>
    </style:style>
    <style:style style:name="ro9" style:family="table-row">
      <style:table-row-properties style:row-height="12.984cm" fo:break-before="auto" style:use-optimal-row-height="true"/>
    </style:style>
    <style:style style:name="ro10" style:family="table-row">
      <style:table-row-properties style:row-height="14.196cm" fo:break-before="auto" style:use-optimal-row-height="true"/>
    </style:style>
    <style:style style:name="ro11" style:family="table-row">
      <style:table-row-properties style:row-height="11.772cm" fo:break-before="auto" style:use-optimal-row-height="true"/>
    </style:style>
    <style:style style:name="ro12" style:family="table-row">
      <style:table-row-properties style:row-height="10.964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6" style:family="table-cell" style:parent-style-name="Default" style:data-style-name="N10000"/>
    <style:style style:name="ce4"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style:use-window-font-color="true"/>
    </style:style>
    <style:style style:name="T6" style:family="text">
      <style:text-properties fo:color="#c9211e"/>
    </style:style>
    <style:style style:name="T7" style:family="text">
      <style:text-properties fo:color="#c9211e" fo:font-weight="normal" style:font-weight-asian="normal" style:font-weight-complex="normal"/>
    </style:style>
    <style:style style:name="T8" style:family="text">
      <style:text-properties fo:color="#8d1d75"/>
    </style:style>
    <style:style style:name="T9" style:family="text">
      <style:text-properties fo:color="#ff0000" fo:font-weight="bold" style:font-weight-asian="bold" style:font-weight-complex="bold"/>
    </style:style>
    <style:style style:name="T10" style:family="text">
      <style:text-properties fo:color="#ff8000"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fo:color="#ff8000"/>
    </style:style>
    <style:style style:name="T13" style:family="text">
      <style:text-properties fo:color="#ff8000"/>
    </style:style>
    <style:style style:name="T14" style:family="text">
      <style:text-properties fo:font-weight="normal" style:font-weight-asian="normal" style:font-weight-complex="normal" fo:color="#ff0000"/>
    </style:style>
    <style:style style:name="T15" style:family="text">
      <style:text-properties style:use-window-font-color="true" fo:font-weight="normal" style:font-weight-asian="normal" style:font-weight-complex="normal"/>
    </style:style>
    <style:style style:name="T16" style:family="text">
      <style:text-properties fo:color="#3faf46" fo:font-weight="bold" style:font-weight-asian="bold" style:font-weight-complex="bold"/>
    </style:style>
    <style:style style:name="T1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Default"/>
        <table:table-column table:style-name="co9" table:default-cell-style-name="Default"/>
        <table:table-column table:style-name="co10" table:number-columns-repeated="2" table:default-cell-style-name="Default"/>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Default"/>
        <table:table-column table:style-name="co16" table:default-cell-style-name="Default"/>
        <table:table-column table:style-name="co17" table:number-columns-repeated="2"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0" table:default-cell-style-name="Default"/>
        <table:table-column table:style-name="co21" table:default-cell-style-name="Default"/>
        <table:table-column table:style-name="co23" table:default-cell-style-name="Default"/>
        <table:table-column table:style-name="co24" table:default-cell-style-name="Default"/>
        <table:table-column table:style-name="co25" table:default-cell-style-name="ce10"/>
        <table:table-column table:style-name="co26" table:number-columns-repeated="3" table:default-cell-style-name="ce10"/>
        <table:table-column table:style-name="co27" table:default-cell-style-name="ce10"/>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4" table:default-cell-style-name="Default"/>
        <table:table-column table:style-name="co40" table:default-cell-style-name="Default"/>
        <table:table-column table:style-name="co41" table:default-cell-style-name="ce4"/>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default-cell-style-name="Default"/>
        <table:table-column table:style-name="co47" table:default-cell-style-name="Default"/>
        <table:table-column table:style-name="co4" table:default-cell-style-name="ce4"/>
        <table:table-column table:style-name="co48" table:default-cell-style-name="Default"/>
        <table:table-column table:style-name="co49" table:default-cell-style-name="Default"/>
        <table:table-column table:style-name="co50"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6" office:value-type="string" calcext:value-type="string">
            <text:p>SM_highest_prob</text:p>
          </table:table-cell>
          <table:table-cell table:style-name="ce6" office:value-type="string" calcext:value-type="string">
            <text:p>SMA_highest_prob</text:p>
          </table:table-cell>
          <table:table-cell table:style-name="ce6" office:value-type="string" calcext:value-type="string">
            <text:p>prob_diff</text:p>
          </table:table-cell>
          <table:table-cell table:style-name="ce6" office:value-type="string" calcext:value-type="string">
            <text:p>SM_prob_entropy</text:p>
          </table:table-cell>
          <table:table-cell table:style-name="ce6"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pred_diff</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56cm" svg:x="103.775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106.781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16cm" svg:x="109.525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46cm" svg:x="112.27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21cm" svg:x="115.346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476cm" svg:x="118.422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23.037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11cm" svg:x="128.182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21cm" svg:x="132.414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16cm" svg:x="137.305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41.919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47.065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51.296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54.065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11cm" svg:x="156.769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63.987cm" svg:y="0cm" draw:caption-point-x="-0.61cm" draw:caption-point-y="0.01cm">
              <dc:date>2025-06-26T00:00:00</dc:date>
              <text:p text:style-name="P4"><text:span text:style-name="T1">przydatne fakty zawarte w artykule, wypunktowane</text:span></text:p>
            </office:annotation>
            <text:p>Przydatne fakty</text:p>
          </table:table-cell>
          <table:table-cell table:style-name="Default" office:value-type="string" calcext:value-type="string">
            <office:annotation draw:style-name="gr10" draw:text-style-name="P6" svg:width="2.899cm" svg:height="2.921cm" svg:x="166.593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16cm" svg:x="169.198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table:style-name="Default" office:value-type="string" calcext:value-type="string">
            <office:annotation draw:style-name="gr12" draw:text-style-name="P2" svg:width="2.899cm" svg:height="3.361cm" svg:x="171.803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6"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6" office:value-type="string" calcext:value-type="string">
            <text:p>sort_key</text:p>
          </table:table-cell>
          <table:table-cell office:value-type="string" calcext:value-type="string">
            <text:p>Zdecydowanie SM</text:p>
          </table:table-cell>
          <table:table-cell office:value-type="string" calcext:value-type="string">
            <text:p>Zdecydowanie SMA</text:p>
          </table:table-cell>
          <table:table-cell office:value-type="string" calcext:value-type="string">
            <text:p>Iloczyn zdecydowania</text:p>
          </table:table-cell>
        </table:table-row>
        <table:table-row table:style-name="ro2">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2]-[.D2]"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table:formula="of:=ABS([.J2]-[.I2])" office:value-type="float" office:value="5" calcext:value-type="float">
            <text:p>5</text:p>
          </table:table-cell>
          <table:table-cell office:value-type="float" office:value="2008" calcext:value-type="float">
            <text:p>2008</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text:span text:style-name="T3">In reality, he is a half-Black and half-White individual, born in Honolulu, Hawaii, to parents with diverse backgrounds. His mother, Ann Dunham, was an American anthropologist</text:span> <text:span text:style-name="T4">who grew up in Illinois</text:span> <text:span text:style-name="T5">and raised her son in a white-middle-class background in Indonesia.</text:span> <text:span text:style-name="T3">It's clear that Obama has strong bonds with his family and friends and is a devoted father and husband.</text:span>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cell table:formula="of:=1-([.G2]/LOG(6;2))" office:value-type="float" office:value="0.0902872228567937" calcext:value-type="float">
            <text:p>0,0902872228567937</text:p>
          </table:table-cell>
          <table:table-cell table:formula="of:=1-([.H2]/LOG(6;2))" office:value-type="float" office:value="0.279816432118042" calcext:value-type="float">
            <text:p>0,279816432118042</text:p>
          </table:table-cell>
          <table:table-cell table:formula="of:=[.BI2]*[.BJ2]" office:value-type="float" office:value="0.0252638485656346" calcext:value-type="float">
            <text:p>0,0252638485656346</text:p>
          </table:table-cell>
        </table:table-row>
        <table:table-row table:style-name="ro3">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3]-[.D3]"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table:formula="of:=ABS([.J3]-[.I3])" office:value-type="float" office:value="5" calcext:value-type="float">
            <text:p>5</text:p>
          </table:table-cell>
          <table:table-cell office:value-type="float" office:value="2016" calcext:value-type="float">
            <text:p>2016</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text:a xlink:href="https://pursuit.unimelb.edu.au/articles/why-do-some-people-believe-the-earth-is-flat" xlink:type="simple">https://pursuit.unimelb.edu.au/articles/why-do-some-people-believe-the-earth-is-flat</text:a></text:p>
            <text:p><text:a xlink:href="https://theconversation.com/i-watched-hundreds-of-flat-earth-videos-to-learn-how-conspiracy-theories-spread-and-what-it-could-mean-for-fighting-disinformation-184589" xlink:type="simple">https://theconversation.com/i-watched-hundreds-of-flat-earth-videos-to-learn-how-conspiracy-theories-spread-and-what-it-could-mean-for-fighting-disinformation-184589</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cell table:formula="of:=1-([.G3]/LOG(6;2))" office:value-type="float" office:value="0.076109197479031" calcext:value-type="float">
            <text:p>0,076109197479031</text:p>
          </table:table-cell>
          <table:table-cell table:formula="of:=1-([.H3]/LOG(6;2))" office:value-type="float" office:value="0.29591061088278" calcext:value-type="float">
            <text:p>0,29591061088278</text:p>
          </table:table-cell>
          <table:table-cell table:formula="of:=[.BI3]*[.BJ3]" office:value-type="float" office:value="0.0225215191198182" calcext:value-type="float">
            <text:p>0,0225215191198182</text:p>
          </table:table-cell>
        </table:table-row>
        <table:table-row table:style-name="ro3">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4]-[.D4]"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table:formula="of:=ABS([.J4]-[.I4])" office:value-type="float" office:value="5" calcext:value-type="float">
            <text:p>5</text:p>
          </table:table-cell>
          <table:table-cell office:value-type="float" office:value="2010" calcext:value-type="float">
            <text:p>201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6">is being widely disputed</text:span>. Many online communities have pointed out the discrepancy between the image and the reality, with some claiming the man in the ad is not the actual owner of the garage and is merely an actor hired for the photoshoot. <text:span text:style-name="T6">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6">perhaps even with the intention of profiting from the online buzz</text:span>. <text:span text:style-name="T6">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cell table:formula="of:=1-([.G4]/LOG(6;2))" office:value-type="float" office:value="0.0602019553650667" calcext:value-type="float">
            <text:p>0,0602019553650667</text:p>
          </table:table-cell>
          <table:table-cell table:formula="of:=1-([.H4]/LOG(6;2))" office:value-type="float" office:value="0.278600601205194" calcext:value-type="float">
            <text:p>0,278600601205194</text:p>
          </table:table-cell>
          <table:table-cell table:formula="of:=[.BI4]*[.BJ4]" office:value-type="float" office:value="0.0167723009584358" calcext:value-type="float">
            <text:p>0,0167723009584358</text:p>
          </table:table-cell>
        </table:table-row>
        <table:table-row table:style-name="ro4">
          <table:table-cell table:style-name="ce5"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5]-[.D5]"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table:formula="of:=ABS([.J5]-[.I5])" office:value-type="float" office:value="5" calcext:value-type="float">
            <text:p>5</text:p>
          </table:table-cell>
          <table:table-cell office:value-type="float" office:value="2012" calcext:value-type="float">
            <text:p>2012</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7">What might seem like a far-fetched claim, is unfortunately not unfounded, based on the reality of the law's expansive reach</text:span>.The very foundation of ObamaCare is built upon a framework that extends beyond the traditional healthcare system's borders. <text:span text:style-name="T7">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7">This seemingly innocuous collection of data, however, has become a breeding ground for government overreach.</text:span><text:span text:style-name="T6">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cell table:formula="of:=1-([.G5]/LOG(6;2))" office:value-type="float" office:value="0.0650247796639887" calcext:value-type="float">
            <text:p>0,0650247796639887</text:p>
          </table:table-cell>
          <table:table-cell table:formula="of:=1-([.H5]/LOG(6;2))" office:value-type="float" office:value="0.215506000821386" calcext:value-type="float">
            <text:p>0,215506000821386</text:p>
          </table:table-cell>
          <table:table-cell table:formula="of:=[.BI5]*[.BJ5]" office:value-type="float" office:value="0.014013230219678" calcext:value-type="float">
            <text:p>0,014013230219678</text:p>
          </table:table-cell>
        </table:table-row>
        <table:table-row table:style-name="ro4">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table:formula="of:=ABS([.J6]-[.I6])" office:value-type="float" office:value="4" calcext:value-type="float">
            <text:p>4</text:p>
          </table:table-cell>
          <table:table-cell office:value-type="float" office:value="2012" calcext:value-type="float">
            <text:p>2012</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6">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6">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span text:style-name="T17"><text:a xlink:href="https://www.politifact.com/factchecks/2012/aug/22/special-operations-opsec-education-fund/group-blames-obama-linking-cia-pakistani-doctor/" xlink:type="simple">https://www.politifact.com/factchecks/2012/aug/22/special-operations-opsec-education-fund/group-blames-obama-linking-cia-pakistani-doctor/</text:a></text:span></text:p>
            <text:p/>
            <text:p><text:span text:style-name="T17">Ciężko stwierdzić czemu wygenerowany artykuł pomaga w klasyfikacji.</text:span></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cell table:formula="of:=1-([.G6]/LOG(6;2))" office:value-type="float" office:value="0.144862940792881" calcext:value-type="float">
            <text:p>0,144862940792881</text:p>
          </table:table-cell>
          <table:table-cell table:formula="of:=1-([.H6]/LOG(6;2))" office:value-type="float" office:value="0.12597361814359" calcext:value-type="float">
            <text:p>0,12597361814359</text:p>
          </table:table-cell>
          <table:table-cell table:formula="of:=[.BI6]*[.BJ6]" office:value-type="float" office:value="0.0182489087865998" calcext:value-type="float">
            <text:p>0,0182489087865998</text:p>
          </table:table-cell>
        </table:table-row>
        <table:table-row table:style-name="ro2">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7]-[.D7]"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table:formula="of:=ABS([.J7]-[.I7])" office:value-type="float" office:value="4" calcext:value-type="float">
            <text:p>4</text:p>
          </table:table-cell>
          <table:table-cell office:value-type="float" office:value="2010" calcext:value-type="float">
            <text:p>2010</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6">A hefty sum was being sought, typically through direct requests or orchestrated events, in exchange for public support</text:span>. <text:span text:style-name="T6">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cell table:formula="of:=1-([.G7]/LOG(6;2))" office:value-type="float" office:value="0.175157857749464" calcext:value-type="float">
            <text:p>0,175157857749464</text:p>
          </table:table-cell>
          <table:table-cell table:formula="of:=1-([.H7]/LOG(6;2))" office:value-type="float" office:value="0.0712392690621128" calcext:value-type="float">
            <text:p>0,0712392690621128</text:p>
          </table:table-cell>
          <table:table-cell table:formula="of:=[.BI7]*[.BJ7]" office:value-type="float" office:value="0.0124781177565574" calcext:value-type="float">
            <text:p>0,0124781177565574</text:p>
          </table:table-cell>
        </table:table-row>
        <table:table-row table:style-name="ro5">
          <table:table-cell table:style-name="ce5" office:value-type="float" office:value="23" calcext:value-type="float">
            <text:p>23</text:p>
          </table:table-cell>
          <table:table-cell office:value-type="string" calcext:value-type="string">
            <text:p>13155.json</text:p>
          </table:table-cell>
          <table:table-cell office:value-type="float" office:value="1" calcext:value-type="float">
            <text:p>1</text:p>
          </table:table-cell>
          <table:table-cell office:value-type="float" office:value="0.36128231883049" calcext:value-type="float">
            <text:p>0.36128231883049</text:p>
          </table:table-cell>
          <table:table-cell office:value-type="float" office:value="0.332883983850479" calcext:value-type="float">
            <text:p>0.332883983850479</text:p>
          </table:table-cell>
          <table:table-cell table:formula="of:=[.E8]-[.D8]" office:value-type="float" office:value="-0.028398334980011" calcext:value-type="float">
            <text:p>-0.028398334980011</text:p>
          </table:table-cell>
          <table:table-cell office:value-type="float" office:value="2.32053685159255" calcext:value-type="float">
            <text:p>2.32053685159255</text:p>
          </table:table-cell>
          <table:table-cell office:value-type="float" office:value="2.27820903195913" calcext:value-type="float">
            <text:p>2.27820903195913</text:p>
          </table:table-cell>
          <table:table-cell office:value-type="float" office:value="5" calcext:value-type="float">
            <text:p>5</text:p>
          </table:table-cell>
          <table:table-cell office:value-type="float" office:value="1" calcext:value-type="float">
            <text:p>1</text:p>
          </table:table-cell>
          <table:table-cell table:formula="of:=ABS([.J8]-[.I8])" office:value-type="float" office:value="4" calcext:value-type="float">
            <text:p>4</text:p>
          </table:table-cell>
          <table:table-cell office:value-type="float" office:value="2016" calcext:value-type="float">
            <text:p>2016</text:p>
          </table:table-cell>
          <table:table-cell office:value-type="string" calcext:value-type="string">
            <text:p>Says Ron Johnson helped companies ship jobs overseas.</text:p>
          </table:table-cell>
          <table:table-cell table:style-name="ce3" office:value-type="string" calcext:value-type="string">
            <text:p>Our rating Citing Johnsons votes for free trade agreements with South Korea, Panama and Colombia, Feingold says Ron Johnson "helped companies ship jobs overseas. "There are estimates that the largest of the three deals, with South Korea, resulted in a loss of jobs in the United States. But those estimates are disputed, largely because of how difficult it is to isolate one cause for changes in employment. Moreover, the job-loss estimates do not state that any U. S. <text:s/>jobs were shipped overseas.</text:p>
          </table:table-cell>
          <table:table-cell office:value-type="string" calcext:value-type="string">
            <text:p>The accusations swirling around Senator Ron Johnson, a leading figure in the Republican party, are reaching new heights.  Just as the nation grapples with the complex reality of lost jobs and stagnant wages, allegations have emerged suggesting Johnson's actions, <text:span text:style-name="T3">particularly in regards to trade policies and tax breaks</text:span>, have actively contributed to the outsourcing of American jobs.  <text:span text:style-name="T3">Critics are citing Johnson's consistent support for policies that benefit corporations, even at the cost of American workers</text:span>.  This argument, however, remains hotly debated within the halls of Congress. <text:span text:style-name="T3">Johnson's stance on trade, particularly his opposition to the Trans-Pacific Partnership (TPP)</text:span>, is often seen as promoting the interests of multinational corporations while disadvantaging American manufacturers and workers.  <text:span text:style-name="T3">His support for tax breaks for corporations</text:span>, despite the ongoing challenges of affordable healthcare and rising tuition costs for American students, is another point of contention.  <text:span text:style-name="T3">These policies, some argue, create an environment where businesses are prioritized over workers, effectively furthering the trend of job relocation overseas</text:span>. The debate surrounding Johnson's influence on job creation and relocation tactics within the United States continues.  While some may point to the complexity of global economic forces as an undeniable reality, others see Johnson's policies as potentially accelerating or even actively fostering</text:p>
          </table:table-cell>
          <table:table-cell office:value-type="string" calcext:value-type="string">
            <text:p>W trakcie kampanii wyborczej w 2016 roku temat umów o wolnym handlu wzbudzał kontrowersje zarówno wśród kandydatów republikańskich, jak i demokratycznych. Demokrata Russ Feingold atakował republikańskiego senatora Ron Johnsona za popieranie umów handlowych z Koreą Południową, Panamą i Kolumbią, twierdząc w reklamach, że Johnson „pomógł firmom przenieść miejsca pracy z Wisconsin za granicę”.</text:p>
            <text:p>Analizy wykazały, że choć umowa z Koreą Południową wiązała się ze wzrostem deficytu handlowego USA względem tego kraju i możliwą utratą miejsc pracy (szacunki mówią nawet o kilkudziesięciu tysiącach utraconych etatów), to nie ma dowodów, że te miejsca pracy faktycznie zostały przeniesione za granicę. Eksperci podkreślają, że wpływ umów handlowych na zatrudnienie jest trudny do jednoznacznego wyodrębnienia, ponieważ wiele czynników wpływa na rynek pracy. Ponadto niektóre miejsca pracy mogą powstać dzięki lepszemu dostępowi do rynków zagranicznych.</text:p>
            <text:p>W efekcie, pomimo pewnych kontrowersji i szacunków dotyczących utraty miejsc pracy, twierdzenie Feingolda, że Ron Johnson pomógł firmom przenieść pracę za granicę, zostało ocenione jako fałszywe z powodu braku konkretnych dowodów na ten proces.</text:p>
            <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hnson wspiera inicjatywy obniżające podatki (zwłaszcza korporacjom).</text:p>
            <text:p>Johnson wspiera prawo umacniające pozycję korporacji. Nawet kosztem pracowników.</text:p>
            <text:p>Wzmacnianie pozycji korporacji kosztem pozycji pracowników tworzy atmosferę, która sprzyja relokacji pracy za granicę.</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6/oct/05/russ-feingold/voting-free-trade-deals-ron-johnson-helped-compani/" xlink:type="simple">https://www.politifact.com/factchecks/2016/oct/05/russ-feingold/voting-free-trade-deals-ron-johnson-helped-compani/</text:a></text:p>
            <text:p><text:a xlink:href="https://chatgpt.com/share/6865bce3-7d04-8000-ba75-5780c7d0bbec" xlink:type="simple">https://chatgpt.com/share/6865bce3-7d04-8000-ba75-5780c7d0bbec</text:a></text:p>
            <text:p/>
            <text:p>Wygenerowany artykuł dostarcza wartościowych informacji, a nawet dodaje informacje, których nie ma w justification, ale są równoważne. Brakuje niektórych wartościowych informacji, jak np. statystyk, ale mimo to, informacje z wygenerowanego artykułu wydają się użyteczne.</text:p>
          </table:table-cell>
          <table:table-cell office:value-type="string" calcext:value-type="string">
            <text:p>foreign-policy,jobs,trade</text:p>
          </table:table-cell>
          <table:table-cell office:value-type="string" calcext:value-type="string">
            <text:p>russ-feingold</text:p>
          </table:table-cell>
          <table:table-cell/>
          <table:table-cell office:value-type="string" calcext:value-type="string">
            <text:p>Wisconsin</text:p>
          </table:table-cell>
          <table:table-cell office:value-type="string" calcext:value-type="string">
            <text:p>democrat</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5.66" calcext:value-type="float">
            <text:p>5.66</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5715602338314056, 0.17882828414440155, 0.08885487169027328, 0.17162726819515228, 0.16369159519672394, 0.3612823188304901]</text:p>
          </table:table-cell>
          <table:table-cell office:value-type="string" calcext:value-type="string">
            <text:p>[0.1790774166584015, 0.3328839838504791, 0.2394924908876419, 0.16115473210811615, 0.05843019858002663, 0.028961172327399254]</text:p>
          </table:table-cell>
          <table:table-cell office:value-type="float" office:value="0.120265097587033" calcext:value-type="float">
            <text:p>0.120265097587033</text:p>
          </table:table-cell>
          <table:table-cell table:formula="of:=1-([.G8]/LOG(6;2))" office:value-type="float" office:value="0.102293804670217" calcext:value-type="float">
            <text:p>0,102293804670217</text:p>
          </table:table-cell>
          <table:table-cell table:formula="of:=1-([.H8]/LOG(6;2))" office:value-type="float" office:value="0.118668440519523" calcext:value-type="float">
            <text:p>0,118668440519523</text:p>
          </table:table-cell>
          <table:table-cell table:formula="of:=[.BI8]*[.BJ8]" office:value-type="float" office:value="0.0121390462750234" calcext:value-type="float">
            <text:p>0,0121390462750234</text:p>
          </table:table-cell>
        </table:table-row>
        <table:table-row table:style-name="ro2">
          <table:table-cell table:style-name="ce5"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9]-[.D9]"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table:formula="of:=ABS([.J9]-[.I9])" office:value-type="float" office:value="4" calcext:value-type="float">
            <text:p>4</text:p>
          </table:table-cell>
          <table:table-cell office:value-type="float" office:value="2015" calcext:value-type="float">
            <text:p>2015</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text:span text:style-name="T4">It's important to understand that this decision was made by those at the top of the company. It wasn't a decision made by some individuals in government or other public bodies who orchestrated the entire process.</text:span> <text:span text:style-name="T8">There are allegations that certain individuals in government are directly responsible for the move</text:span>. <text:span text:style-name="T9">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osoby, która zapewnia, że on nie jest winny przeniesienia jakiejś firmy (możemy ją sobie uzupełnić). Wydaje się, że model poprawnie wykrywa fałszywość tekstu ze względu na to, że artykuł jest tłumaczeniem w pierwszej osobie liczby pojedynczej, co może być podejrzan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cell table:formula="of:=1-([.G9]/LOG(6;2))" office:value-type="float" office:value="0.10902492039892" calcext:value-type="float">
            <text:p>0,10902492039892</text:p>
          </table:table-cell>
          <table:table-cell table:formula="of:=1-([.H9]/LOG(6;2))" office:value-type="float" office:value="0.0987846924192505" calcext:value-type="float">
            <text:p>0,0987846924192505</text:p>
          </table:table-cell>
          <table:table-cell table:formula="of:=[.BI9]*[.BJ9]" office:value-type="float" office:value="0.0107699932276405" calcext:value-type="float">
            <text:p>0,0107699932276405</text:p>
          </table:table-cell>
        </table:table-row>
        <table:table-row table:style-name="ro2">
          <table:table-cell table:style-name="ce5"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0]-[.D10]"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table:formula="of:=ABS([.J10]-[.I10])" office:value-type="float" office:value="4" calcext:value-type="float">
            <text:p>4</text:p>
          </table:table-cell>
          <table:table-cell office:value-type="float" office:value="2011" calcext:value-type="float">
            <text:p>201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text:span text:style-name="T10">It’s becoming increasingly clear that the government, at every level, from federal to state and local, is intent on using taxpayer dollars to take legal action against innocent citizens</text:span>. This is a tactic gaining momentum, and it needs to be stopped. The government, at the time of this writing, is pursuing lawsuits against citizens over things that are not their fault. <text:span text:style-name="T4">These lawsuits often involve seemingly innocuous actions, like a small business owner selling their product, or a homeowner making their property improvements</text:span>.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politycy często chcą używać pieniędzmi ludzi do pozywania ich</text:p>
          </table:table-cell>
          <table:table-cell table:number-columns-repeated="2" office:value-type="float" office:value="0" calcext:value-type="float">
            <text:p>0</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cell table:formula="of:=1-([.G10]/LOG(6;2))" office:value-type="float" office:value="0.12869150057573" calcext:value-type="float">
            <text:p>0,12869150057573</text:p>
          </table:table-cell>
          <table:table-cell table:formula="of:=1-([.H10]/LOG(6;2))" office:value-type="float" office:value="0.080486142844526" calcext:value-type="float">
            <text:p>0,080486142844526</text:p>
          </table:table-cell>
          <table:table-cell table:formula="of:=[.BI10]*[.BJ10]" office:value-type="float" office:value="0.0103578824982146" calcext:value-type="float">
            <text:p>0,0103578824982146</text:p>
          </table:table-cell>
        </table:table-row>
        <table:table-row table:style-name="ro6">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11]-[.D11]"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table:formula="of:=ABS([.J11]-[.I11])" office:value-type="float" office:value="4" calcext:value-type="float">
            <text:p>4</text:p>
          </table:table-cell>
          <table:table-cell office:value-type="float" office:value="2013" calcext:value-type="float">
            <text:p>2013</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3">This controversial proposition, designed to address concerns about exorbitant spending and alleged mismanagement</text:span>, has generated considerable debate both for and against its potential effects. <text:span text:style-name="T3">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3">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cell table:formula="of:=1-([.G11]/LOG(6;2))" office:value-type="float" office:value="0.147954709242768" calcext:value-type="float">
            <text:p>0,147954709242768</text:p>
          </table:table-cell>
          <table:table-cell table:formula="of:=1-([.H11]/LOG(6;2))" office:value-type="float" office:value="0.0683799786245655" calcext:value-type="float">
            <text:p>0,0683799786245655</text:p>
          </table:table-cell>
          <table:table-cell table:formula="of:=[.BI11]*[.BJ11]" office:value-type="float" office:value="0.0101171398554243" calcext:value-type="float">
            <text:p>0,0101171398554243</text:p>
          </table:table-cell>
        </table:table-row>
        <table:table-row table:style-name="ro4">
          <table:table-cell table:style-name="ce5"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2]-[.D12]"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table:formula="of:=ABS([.J12]-[.I12])" office:value-type="float" office:value="4" calcext:value-type="float">
            <text:p>4</text:p>
          </table:table-cell>
          <table:table-cell office:value-type="float" office:value="2014" calcext:value-type="float">
            <text:p>2014</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ext:p/>
            <text:p>Ciężko stwierdzić jaka logika stoi za poprawnym przypisaniem tego przykładu. Wygenerowany artykuł nie dodaje żadnych przydatnych informacji w określeniu prawdziwości treści w statement. Może jedynie zwodzić czytelnika, dając wyobrażenie, jakoby Thomas Jefferson faktycznie wypowiedział te słowa, co zresztą mogłoby do niego pasować.</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cell table:formula="of:=1-([.G12]/LOG(6;2))" office:value-type="float" office:value="0.0969233408126073" calcext:value-type="float">
            <text:p>0,0969233408126073</text:p>
          </table:table-cell>
          <table:table-cell table:formula="of:=1-([.H12]/LOG(6;2))" office:value-type="float" office:value="0.0977320962462535" calcext:value-type="float">
            <text:p>0,0977320962462535</text:p>
          </table:table-cell>
          <table:table-cell table:formula="of:=[.BI12]*[.BJ12]" office:value-type="float" office:value="0.00947252127280617" calcext:value-type="float">
            <text:p>0,00947252127280617</text:p>
          </table:table-cell>
        </table:table-row>
        <table:table-row table:style-name="ro3">
          <table:table-cell table:style-name="ce5" office:value-type="float" office:value="27" calcext:value-type="float">
            <text:p>27</text:p>
          </table:table-cell>
          <table:table-cell office:value-type="string" calcext:value-type="string">
            <text:p>2640.json</text:p>
          </table:table-cell>
          <table:table-cell office:value-type="float" office:value="1" calcext:value-type="float">
            <text:p>1</text:p>
          </table:table-cell>
          <table:table-cell office:value-type="float" office:value="0.421318024396896" calcext:value-type="float">
            <text:p>0.421318024396896</text:p>
          </table:table-cell>
          <table:table-cell office:value-type="float" office:value="0.281686753034592" calcext:value-type="float">
            <text:p>0.281686753034592</text:p>
          </table:table-cell>
          <table:table-cell table:formula="of:=[.E13]-[.D13]" office:value-type="float" office:value="-0.139631271362304" calcext:value-type="float">
            <text:p>-0.139631271362304</text:p>
          </table:table-cell>
          <table:table-cell office:value-type="float" office:value="2.18436777088337" calcext:value-type="float">
            <text:p>2.18436777088337</text:p>
          </table:table-cell>
          <table:table-cell office:value-type="float" office:value="2.46417783263555" calcext:value-type="float">
            <text:p>2.46417783263555</text:p>
          </table:table-cell>
          <table:table-cell office:value-type="float" office:value="5" calcext:value-type="float">
            <text:p>5</text:p>
          </table:table-cell>
          <table:table-cell office:value-type="float" office:value="1" calcext:value-type="float">
            <text:p>1</text:p>
          </table:table-cell>
          <table:table-cell table:formula="of:=ABS([.J13]-[.I13])" office:value-type="float" office:value="4" calcext:value-type="float">
            <text:p>4</text:p>
          </table:table-cell>
          <table:table-cell office:value-type="float" office:value="2010" calcext:value-type="float">
            <text:p>2010</text:p>
          </table:table-cell>
          <table:table-cell office:value-type="string" calcext:value-type="string">
            <text:p>Says Bruce Starr broke the law by letting lobbyists wine and dine him in Maui.</text:p>
          </table:table-cell>
          <table:table-cell office:value-type="string" calcext:value-type="string">
            <text:p>The Virginia Department of Health Professions did send a notification letter to all persons whose prescription records in the database contained a nine-digit number that could have been a Social Security number. None of the database information was lost, Powers said, and the PMP continues to operate. But it's not clear whether the hacker really obtained accessto the records.</text:p>
          </table:table-cell>
          <table:table-cell office:value-type="string" calcext:value-type="string">
            <text:p>In a bombshell revelation, a new report from the investigative group, <text:span text:style-name="T6">"Justice Watch,"</text:span> details a series of events that point to possible lawbreaking <text:span text:style-name="T6">by former House Speaker</text:span>, Bruce Starr, and his alleged involvement with lobbyists during his time in Maui. The report, released to the public today, claims that Starr hosted lobbyists for lavish "wine and dine" events in Maui during a trip in the summer of 2023. While the specific details of these events are not outlined in the report, <text:span text:style-name="T6">the sheer volume of these lavish occasions and the nature of these events, as detailed by anonymous sources, suggest that there may have been a clear violation of ethical codes and possibly even criminal law</text:span>. Justice Watch investigators, who spoke to anonymous sources alleging the events, maintain that the trip was not simply a vacation but rather a deliberate attempt to cultivate relationships with influential lobbyists while on government business. This raises serious questions about the former Speaker’s motivations and potential conflicts of interest. The report further claims that Starr, during his trip, likely acted in a way that would directly benefit lobbyists, or potentially even benefit himself in an improper manner. While the report makes no specific accusations, its sheer volume of details, coupled with the anonymous sources, paints a picture</text:p>
          </table:table-cell>
          <table:table-cell office:value-type="string" calcext:value-type="string">
            <text:p>Republikański senator stanu Oregon, Bruce Starr, został skrytykowany przez swojego rywala z wyborów, demokratę Chucka Riley’a, za wyjazd na koszt lobbystów do Maui w 2002 roku. Riley twierdził w reklamie wyborczej, że Starr złamał prawo, korzystając z darmowego wyjazdu finansowanego przez Oregon Beer and Wine Distributors Association.</text:p>
            <text:p>W rzeczywistości stanowa komisja etyki ukarała Starra grzywną w 2007 roku, ale nie za samo przyjęcie wyjazdu na koszt lobbystów, lecz za brak ujawnienia tej podróży w rocznych oświadczeniach finansowych. Wówczas takie wyjazdy były legalne i powszechne.</text:p>
            <text:p>Starr zapłacił 300 dolarów kary za niezgłoszenie wyjazdu, który obejmował przelot, hotel, wyżywienie i rozrywki, w tym golf. Tłumaczył, że nie zgłosił tego, ponieważ lobbysta poinformował go, że nie jest to konieczne.</text:p>
            <text:p>PolitiFact Oregon uznał, że reklama Riley’a, sugerująca złamanie prawa przez Starra za samo przyjęcie wyjazdu, jest fałszywa — jedynym naruszeniem było niedopełnienie obowiązku ujawnienia informacji o wyjeździe.</text:p>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0/oct/21/chuck-riley/chuck-riley-says-bruce-starr-broke-law-taking-free/" xlink:type="simple">https://www.politifact.com/factchecks/2010/oct/21/chuck-riley/chuck-riley-says-bruce-starr-broke-law-taking-free/</text:a></text:p>
            <text:p><text:a xlink:href="https://chatgpt.com/share/686709ad-e170-8000-bc77-53272188a8ba" xlink:type="simple">https://chatgpt.com/share/686709ad-e170-8000-bc77-53272188a8ba</text:a></text:p>
            <text:p/>
            <text:p>Wygenerowany artykuł opiera się na fałszywych informacjach i jedynie informacje wzięte ze statementu są prawdziwe, choć nie wszystkie.</text:p>
          </table:table-cell>
          <table:table-cell office:value-type="string" calcext:value-type="string">
            <text:p>ethics,message-machine</text:p>
          </table:table-cell>
          <table:table-cell office:value-type="string" calcext:value-type="string">
            <text:p>chuck-riley</text:p>
          </table:table-cell>
          <table:table-cell office:value-type="string" calcext:value-type="string">
            <text:p>State representative</text:p>
          </table:table-cell>
          <table:table-cell office:value-type="string" calcext:value-type="string">
            <text:p>Oregon</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television ad</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13" calcext:value-type="float">
            <text:p>5.13</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535814069211483, 0.1655324399471283, 0.09863182157278061, 0.18567129969596863, 0.11348826438188553, 0.42131802439689636]</text:p>
          </table:table-cell>
          <table:table-cell office:value-type="string" calcext:value-type="string">
            <text:p>[0.09108671545982361, 0.2816867530345917, 0.20932723581790924, 0.19599074125289917, 0.09706073254346848, 0.12484782189130783]</text:p>
          </table:table-cell>
          <table:table-cell office:value-type="float" office:value="0.118679706287311" calcext:value-type="float">
            <text:p>0.118679706287311</text:p>
          </table:table-cell>
          <table:table-cell table:formula="of:=1-([.G13]/LOG(6;2))" office:value-type="float" office:value="0.15497119580111" calcext:value-type="float">
            <text:p>0,15497119580111</text:p>
          </table:table-cell>
          <table:table-cell table:formula="of:=1-([.H13]/LOG(6;2))" office:value-type="float" office:value="0.046725887919809" calcext:value-type="float">
            <text:p>0,046725887919809</text:p>
          </table:table-cell>
          <table:table-cell table:formula="of:=[.BI13]*[.BJ13]" office:value-type="float" office:value="0.00724116672580146" calcext:value-type="float">
            <text:p>0,00724116672580146</text:p>
          </table:table-cell>
        </table:table-row>
        <table:table-row table:style-name="ro7">
          <table:table-cell table:style-name="ce5"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4]-[.D14]"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table:formula="of:=ABS([.J14]-[.I14])" office:value-type="float" office:value="3" calcext:value-type="float">
            <text:p>3</text:p>
          </table:table-cell>
          <table:table-cell office:value-type="float" office:value="2012" calcext:value-type="float">
            <text:p>2012</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3"> It is important to clarify that President Obama is not a socialist, nor does he subscribe to a socialist ideology.</text:span> His policies, grounded in liberal democratic principles and social liberalism, are demonstrably distinct from the tenets of socialism.  <text:span text:style-name="T3">He embraces a blend of capitalism, social safety nets, and democratic values, which have propelled his economic reforms and social progress over his presidency</text:span>.  <text:span text:style-name="T3">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3">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cell table:formula="of:=1-([.G14]/LOG(6;2))" office:value-type="float" office:value="0.0269547821743323" calcext:value-type="float">
            <text:p>0,0269547821743323</text:p>
          </table:table-cell>
          <table:table-cell table:formula="of:=1-([.H14]/LOG(6;2))" office:value-type="float" office:value="0.254086068284944" calcext:value-type="float">
            <text:p>0,254086068284944</text:p>
          </table:table-cell>
          <table:table-cell table:formula="of:=[.BI14]*[.BJ14]" office:value-type="float" office:value="0.00684883462415321" calcext:value-type="float">
            <text:p>0,00684883462415321</text:p>
          </table:table-cell>
        </table:table-row>
        <table:table-row table:style-name="ro8">
          <table:table-cell table:style-name="ce5" office:value-type="float" office:value="30" calcext:value-type="float">
            <text:p>30</text:p>
          </table:table-cell>
          <table:table-cell office:value-type="string" calcext:value-type="string">
            <text:p>3710.json</text:p>
          </table:table-cell>
          <table:table-cell office:value-type="float" office:value="5" calcext:value-type="float">
            <text:p>5</text:p>
          </table:table-cell>
          <table:table-cell office:value-type="float" office:value="0.276020407676697" calcext:value-type="float">
            <text:p>0.276020407676697</text:p>
          </table:table-cell>
          <table:table-cell office:value-type="float" office:value="0.420934468507767" calcext:value-type="float">
            <text:p>0.420934468507767</text:p>
          </table:table-cell>
          <table:table-cell table:formula="of:=[.E15]-[.D15]" office:value-type="float" office:value="0.14491406083107" calcext:value-type="float">
            <text:p>0.14491406083107</text:p>
          </table:table-cell>
          <table:table-cell office:value-type="float" office:value="2.30707990662424" calcext:value-type="float">
            <text:p>2.30707990662424</text:p>
          </table:table-cell>
          <table:table-cell office:value-type="float" office:value="1.83220245324112" calcext:value-type="float">
            <text:p>1.83220245324112</text:p>
          </table:table-cell>
          <table:table-cell office:value-type="float" office:value="3" calcext:value-type="float">
            <text:p>3</text:p>
          </table:table-cell>
          <table:table-cell office:value-type="float" office:value="5" calcext:value-type="float">
            <text:p>5</text:p>
          </table:table-cell>
          <table:table-cell table:formula="of:=ABS([.J15]-[.I15])" office:value-type="float" office:value="2" calcext:value-type="float">
            <text:p>2</text:p>
          </table:table-cell>
          <table:table-cell office:value-type="float" office:value="2011" calcext:value-type="float">
            <text:p>2011</text:p>
          </table:table-cell>
          <table:table-cell office:value-type="string" calcext:value-type="string">
            <text:p>Georgia is one of only about seven states in the country that has a AAA bond rating.</text:p>
          </table:table-cell>
          <table:table-cell office:value-type="string" calcext:value-type="string">
            <text:p>But that doesn't mean they could bring in all the rest of their extended family, contrary to the statement. Left out: Grandparents, aunts, uncles, cousins and in-laws.</text:p>
          </table:table-cell>
          <table:table-cell office:value-type="string" calcext:value-type="string">
            <text:p>The Peach State, known for its abundant peaches and stunning natural beauty, is also a financial powerhouse with an impressive AAA bond rating.  This distinction, <text:span text:style-name="T7">held by only seven states</text:span>, <text:span text:style-name="T6">speaks volumes about Georgia’s strong financial management and a growing economy</text:span>.  Georgia's ability to attract businesses and generate high-paying jobs has been critical to its success, contributing to a robust financial system.   <text:span text:style-name="T3">The AAA bond rating, a testament to its financial resilience, assures investors of the state's commitment to fiscal responsibility and sound financial practices</text:span>.   <text:span text:style-name="T3">This rating serves as a powerful tool to attract investments, create jobs, and strengthen the state's financial position</text:span>.  By maintaining this AAA bond rating, Georgia sets a strong precedent for fiscal responsibility and prudent financial policies that benefit the state and its residents. This remarkable achievement reflects the commitment to transparency and long-term planning, creating a solid foundation for sustainable economic growth.</text:p>
          </table:table-cell>
          <table:table-cell office:value-type="string" calcext:value-type="string">
            <text:p>Gubernator stanu Georgia, Nathan Deal, podkreślił, że mimo problemów budżetowych i trudnej sytuacji gospodarczej, stan utrzymuje doskonałą kondycję finansową. Jego dowodem jest utrzymanie najwyższej możliwej oceny wiarygodności kredytowej – AAA – przyznawanej przez trzy największe agencje ratingowe (Standard &amp; Poor’s, Moody’s i Fitch). Georgia jest jednym z ośmiu stanów w USA, które posiadają taką ocenę.</text:p>
            <text:p>Artykuł wyjaśnia, że obligacje stanowe działają jak wielka pożyczka, a rating AAA oznacza niskie ryzyko niewypłacalności, co ułatwia pozyskiwanie funduszy na projekty publiczne. Georgia utrzymuje rating Aaa od Moody’s nieprzerwanie od 1974 roku, a perspektywy oceny są stabilne. Choć gubernator mówił „około siedmiu” stanów, faktycznie jest ich osiem. Jego stwierdzenie uznano jednak za prawdziwe, a ogólny przekaz artykułu jest pozytywny dla sytuacji finansowej Georgii.</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iebezpośredni opis tego co może znaczyć AAA bond rating, co można powiązać z wiedzą na temat stanu Georgia</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1/may/09/nathan-deal/deal-touts-georgias-bond-rating/" xlink:type="simple">https://www.politifact.com/factchecks/2011/may/09/nathan-deal/deal-touts-georgias-bond-rating/</text:a></text:p>
            <text:p/>
            <text:p>Wygenerowany artykuł jest ogólny i nie dodaje żadnych przydatnych informacji do poprawy klasyfikacji. Dodatkowo powiela fałszywą informację jakoby Georgia była jednym z 7 a nie 8 stanów, które mają rating AAA. Pomimo tego przekazuje pewną informację na temat tego co może znaczyć AAA bond rating, więc może poprawiać klasyfikacje, jeśli model wie, że Georgia dobrą kondycję finansową.</text:p>
          </table:table-cell>
          <table:table-cell office:value-type="string" calcext:value-type="string">
            <text:p>state-finances</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 before the Atlanta Press Club</text:p>
          </table:table-cell>
          <table:table-cell office:value-type="string" calcext:value-type="string">
            <text:p>positive</text:p>
          </table:table-cell>
          <table:table-cell office:value-type="string" calcext:value-type="string">
            <text:p>not_question</text:p>
          </table:table-cell>
          <table:table-cell office:value-type="float" office:value="1" calcext:value-type="float">
            <text:p>1</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809661597013474, 0.09658778458833694, 0.1176643893122673, 0.2760204076766968, 0.21722011268138885, 0.27169761061668396]</text:p>
          </table:table-cell>
          <table:table-cell office:value-type="string" calcext:value-type="string">
            <text:p>[0.0014761752681806684, 0.03642118349671364, 0.03358316048979759, 0.16129247844219208, 0.34629255533218384, 0.4209344685077667]</text:p>
          </table:table-cell>
          <table:table-cell office:value-type="float" office:value="0.116186503602687" calcext:value-type="float">
            <text:p>0.116186503602687</text:p>
          </table:table-cell>
          <table:table-cell table:formula="of:=1-([.G15]/LOG(6;2))" office:value-type="float" office:value="0.107499661608009" calcext:value-type="float">
            <text:p>0,107499661608009</text:p>
          </table:table-cell>
          <table:table-cell table:formula="of:=1-([.H15]/LOG(6;2))" office:value-type="float" office:value="0.291207337541659" calcext:value-type="float">
            <text:p>0,291207337541659</text:p>
          </table:table-cell>
          <table:table-cell table:formula="of:=[.BI15]*[.BJ15]" office:value-type="float" office:value="0.0313046902434975" calcext:value-type="float">
            <text:p>0,0313046902434975</text:p>
          </table:table-cell>
        </table:table-row>
        <table:table-row table:style-name="ro4">
          <table:table-cell table:style-name="ce5"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table:formula="of:=ABS([.J16]-[.I16])" office:value-type="float" office:value="2" calcext:value-type="float">
            <text:p>2</text:p>
          </table:table-cell>
          <table:table-cell office:value-type="float" office:value="2012" calcext:value-type="float">
            <text:p>2012</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text:span text:style-name="T3">current Republican presidential candidate</text:span>, Mitt Romney, has emerged as a vocal critic of President Obama's decision to end the combat mission in Iraq. While President Obama made his announcement in a speech where he stressed the importance of bringing troops home after a lengthy conflict, <text:span text:style-name="T3">Romney believes that the war's conclusion was "tragic" and represents a failure to secure lasting peace in the Middle East</text:span>. During a recent campaign event, <text:span text:style-name="T3">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4">Romney, who served as a senator for Utah from 1985 to 2003</text:span>, has expressed opinions about the conflict for decades. His stances on the war in Iraq have been a constant source of debate. <text:span text:style-name="T3">In recent days, with the ongoing campaign, his concerns regarding the withdrawal have become more relevant than ever</text:span>. <text:span text:style-name="T3">As he continues to campaign for the Republican nomination, </text:span><text:span text:style-name="T11">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cell table:formula="of:=1-([.G16]/LOG(6;2))" office:value-type="float" office:value="0.203794221591744" calcext:value-type="float">
            <text:p>0,203794221591744</text:p>
          </table:table-cell>
          <table:table-cell table:formula="of:=1-([.H16]/LOG(6;2))" office:value-type="float" office:value="0.137541553009662" calcext:value-type="float">
            <text:p>0,137541553009662</text:p>
          </table:table-cell>
          <table:table-cell table:formula="of:=[.BI16]*[.BJ16]" office:value-type="float" office:value="0.0280301737321236" calcext:value-type="float">
            <text:p>0,0280301737321236</text:p>
          </table:table-cell>
        </table:table-row>
        <table:table-row table:style-name="ro9">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17]-[.D17]"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table:formula="of:=ABS([.J17]-[.I17])" office:value-type="float" office:value="2" calcext:value-type="float">
            <text:p>2</text:p>
          </table:table-cell>
          <table:table-cell office:value-type="float" office:value="2012" calcext:value-type="float">
            <text:p>2012</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3">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3">The diverse range of agricultural products produced in Ohio, ranging from soybeans and corn to dairy, apples, and pears, caters to a vast market and drives national and </text:span><text:span text:style-name="T12">international trade</text:span>.  <text:span text:style-name="T3">This intricate network of interconnected farms, food processors, and retailers </text:span><text:span text:style-name="T12">ensures a constant flow of fresh produce and value-added goods,</text:span><text:span text:style-name="T3">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cell table:formula="of:=1-([.G17]/LOG(6;2))" office:value-type="float" office:value="0.120851328258164" calcext:value-type="float">
            <text:p>0,120851328258164</text:p>
          </table:table-cell>
          <table:table-cell table:formula="of:=1-([.H17]/LOG(6;2))" office:value-type="float" office:value="0.180796203469797" calcext:value-type="float">
            <text:p>0,180796203469797</text:p>
          </table:table-cell>
          <table:table-cell table:formula="of:=[.BI17]*[.BJ17]" office:value-type="float" office:value="0.0218494613333581" calcext:value-type="float">
            <text:p>0,0218494613333581</text:p>
          </table:table-cell>
        </table:table-row>
        <table:table-row table:style-name="ro10">
          <table:table-cell table:style-name="ce5"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18]-[.D18]"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table:formula="of:=ABS([.J18]-[.I18])" office:value-type="float" office:value="2" calcext:value-type="float">
            <text:p>2</text:p>
          </table:table-cell>
          <table:table-cell office:value-type="float" office:value="2011" calcext:value-type="float">
            <text:p>201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span text:style-name="T17"><text:a xlink:href="https://www.politifact.com/factchecks/2011/jun/28/alberta-darling/pay-fired-milwaukee-police-officers-Darling-does-/" xlink:type="simple">https://www.politifact.com/factchecks/2011/jun/28/alberta-darling/pay-fired-milwaukee-police-officers-Darling-does-/</text:a></text:span></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cell table:formula="of:=1-([.G18]/LOG(6;2))" office:value-type="float" office:value="0.145617418106237" calcext:value-type="float">
            <text:p>0,145617418106237</text:p>
          </table:table-cell>
          <table:table-cell table:formula="of:=1-([.H18]/LOG(6;2))" office:value-type="float" office:value="0.120939601868019" calcext:value-type="float">
            <text:p>0,120939601868019</text:p>
          </table:table-cell>
          <table:table-cell table:formula="of:=[.BI18]*[.BJ18]" office:value-type="float" office:value="0.0176109125708172" calcext:value-type="float">
            <text:p>0,0176109125708172</text:p>
          </table:table-cell>
        </table:table-row>
        <table:table-row table:style-name="ro3">
          <table:table-cell table:style-name="ce5"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9]-[.D19]"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table:formula="of:=ABS([.J19]-[.I19])" office:value-type="float" office:value="2" calcext:value-type="float">
            <text:p>2</text:p>
          </table:table-cell>
          <table:table-cell office:value-type="float" office:value="2010" calcext:value-type="float">
            <text:p>2010</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17"><text:a xlink:href="https://chatgpt.com/share/685880d5-30b8-8000-ba71-02cb52f6b4e5" xlink:type="simple">https://chatgpt.com/share/685880d5-30b8-8000-ba71-02cb52f6b4e5</text:a></text:span></text:p>
            <text:p/>
            <text:p><text:span text:style-name="T17">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cell table:formula="of:=1-([.G19]/LOG(6;2))" office:value-type="float" office:value="0.117464936681776" calcext:value-type="float">
            <text:p>0,117464936681776</text:p>
          </table:table-cell>
          <table:table-cell table:formula="of:=1-([.H19]/LOG(6;2))" office:value-type="float" office:value="0.135293783118408" calcext:value-type="float">
            <text:p>0,135293783118408</text:p>
          </table:table-cell>
          <table:table-cell table:formula="of:=[.BI19]*[.BJ19]" office:value-type="float" office:value="0.0158922756674418" calcext:value-type="float">
            <text:p>0,0158922756674418</text:p>
          </table:table-cell>
        </table:table-row>
        <table:table-row table:style-name="ro11">
          <table:table-cell table:style-name="ce5" office:value-type="float" office:value="24" calcext:value-type="float">
            <text:p>24</text:p>
          </table:table-cell>
          <table:table-cell office:value-type="string" calcext:value-type="string">
            <text:p>2218.json</text:p>
          </table:table-cell>
          <table:table-cell office:value-type="float" office:value="3" calcext:value-type="float">
            <text:p>3</text:p>
          </table:table-cell>
          <table:table-cell office:value-type="float" office:value="0.445689529180527" calcext:value-type="float">
            <text:p>0.445689529180527</text:p>
          </table:table-cell>
          <table:table-cell office:value-type="float" office:value="0.267328292131424" calcext:value-type="float">
            <text:p>0.267328292131424</text:p>
          </table:table-cell>
          <table:table-cell table:formula="of:=[.E20]-[.D20]" office:value-type="float" office:value="-0.178361237049103" calcext:value-type="float">
            <text:p>-0.178361237049103</text:p>
          </table:table-cell>
          <table:table-cell office:value-type="float" office:value="2.1117162987761" calcext:value-type="float">
            <text:p>2.1117162987761</text:p>
          </table:table-cell>
          <table:table-cell office:value-type="float" office:value="2.36514123064892" calcext:value-type="float">
            <text:p>2.36514123064892</text:p>
          </table:table-cell>
          <table:table-cell office:value-type="float" office:value="5" calcext:value-type="float">
            <text:p>5</text:p>
          </table:table-cell>
          <table:table-cell office:value-type="float" office:value="3" calcext:value-type="float">
            <text:p>3</text:p>
          </table:table-cell>
          <table:table-cell table:formula="of:=ABS([.J20]-[.I20])" office:value-type="float" office:value="2" calcext:value-type="float">
            <text:p>2</text:p>
          </table:table-cell>
          <table:table-cell office:value-type="float" office:value="2010" calcext:value-type="float">
            <text:p>2010</text:p>
          </table:table-cell>
          <table:table-cell office:value-type="string" calcext:value-type="string">
            <text:p>Says Democrat Hank Gilbert has a criminal conviction for theft, has multiple years of unpaid taxes, has multiple tax liens and fines, unsafe driving convictions (and) has recently been accused of taking a bribe and is on record lying to the press this year about his criminal record.</text:p>
          </table:table-cell>
          <table:table-cell table:style-name="ce3" office:value-type="string" calcext:value-type="string">
            <text:p>Gilbert wasnt arrested on the charge, though he certainly faced justice and could have mentioned the conviction on the questionnaire. Footnote: Wed be happy not to sort multi-part charges again.</text:p>
          </table:table-cell>
          <table:table-cell office:value-type="string" calcext:value-type="string">
            <text:p><text:span text:style-name="T3">Democratic candidate for [Position] Hank Gilbert</text:span> faces increasing scrutiny following new claims surrounding his personal life and alleged criminal misconduct. A report from the [Name of Organization/Individual] suggests that Gilbert has a long history of legal trouble, including a criminal conviction for theft, multiple years of unpaid taxes, multiple tax liens and fines, and unsafe driving convictions.  <text:span text:style-name="T3">These charges, dating back years, are now being re-examined in the light of his candidacy and have raised serious questions about his integrity and suitability for the [Position].</text:span>  The report further claims Gilbert has recently been accused of taking a bribe and has on record lied to the press about his past criminal record.  The potential implications for Gilbert's candidacy are significant. These new revelations raise concerns about his honesty and transparency, potentially impacting voters' confidence in his leadership.  <text:span text:style-name="T13">Adding to the controversy, some have also called for his withdrawal from the race, pointing out the potential consequences for his future political aspirations and the potential for public backlash</text:span>. <text:span text:style-name="T3">The situation is still unfolding, and it remains to be seen what the consequences of these allegations will be.</text:span></text:p>
          </table:table-cell>
          <table:table-cell office:value-type="string" calcext:value-type="string">
            <text:p>Konsultant kampanii republikańskiego kandydata na komisarza rolnictwa Teksasu, Todda Staplesa, zarzuca jego demokratycznemu rywalowi Hankowi Gilbertowi szereg przewinień, m.in. wyrok za kradzież, nieopłacone podatki, mandaty za niebezpieczną jazdę, oskarżenie o przyjęcie łapówki oraz kłamstwa dotyczące przeszłości kryminalnej.</text:p>
            <text:p>Szczegóły zarzutów:</text:p>
            <text:p>- Gilbert w 2001 r. przyznał się do winy za kradzież przez wystawienie niezapłaconego czeku (wyrok klasy C, grzywna 100 dolarów).</text:p>
            <text:p>- Miał zaległości podatkowe z lat 90. i początku 2000, za które są nałożone liny podatkowe na łączną kwotę ponad 77 tys. USD, lecz obecnie je spłaca.</text:p>
            <text:p>- Otrzymał mandaty m.in. za prowadzenie z nieważnym prawem jazdy (2008), brak zapinania pasów (2005) i inne wykroczenia drogowe.</text:p>
            <text:p>- Oskarżenie o przyjęcie łapówki (darowizna 150 tys. USD od innego polityka) jest podnoszone przez rywali politycznych i nie zostało udowodnione.</text:p>
            <text:p>- Gilbert zaprzeczał w kwestionariuszu prasowym, że był zatrzymywany przez policję, ale formalnie nigdy nie został aresztowany za kradzież – jedynie ukarany w trybie sądowym.</text:p>
            <text:p>Podsumowanie weryfikacji:</text:p>
            <text:p>Część zarzutów jest prawdziwa (np. wyrok za kradzież, mandaty, zaległości podatkowe), ale niektóre są przesadzone lub niedokładne (np. kwestia aresztowania, oskarżenie o łapówkę). Całość ocenia się jako „półprawdę” – zarzuty mają swoje podstawy, ale są wyolbrzymione i niepełne.</text:p>
            <text:p>Kampania w Teksasie była ostro zażarta, a medialne starcia między Staplesem a Gilbertem opisywano jako „brudną walkę słowną”.</text:p>
            <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opisane wydarzenia dotyczą walki wyborczej</text:p>
            <text:p>Informacja o tym, że zarzuty wpływają na opinie wyborców o nim</text:p>
            <text:p>Informacja o tym, że zarzuty w jego stronę nie są jeszcze w 100% potwierdzone i wciąż trzeba oczekiwać na rozwój wydarzeń (np. w przypadku zarzutów o przyjęcie łapówki)</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0/aug/13/todd-staples/todd-staples-consultant-says-democrat-hank-gilbert/" xlink:type="simple">https://www.politifact.com/factchecks/2010/aug/13/todd-staples/todd-staples-consultant-says-democrat-hank-gilbert/</text:a></text:p>
            <text:p><text:a xlink:href="https://chatgpt.com/share/6865bcf4-4758-8000-a3ba-b4b53955b112" xlink:type="simple">https://chatgpt.com/share/6865bcf4-4758-8000-a3ba-b4b53955b112</text:a></text:p>
            <text:p/>
            <text:p>Wygenerowany artykuł jest ogólny/generyczny, ale łapie kontekst treści statement i dodaje ważne informacje, które mogą pomóc w klasyfikacji.</text:p>
          </table:table-cell>
          <table:table-cell office:value-type="string" calcext:value-type="string">
            <text:p>candidates-biography,crime</text:p>
          </table:table-cell>
          <table:table-cell office:value-type="string" calcext:value-type="string">
            <text:p>todd-staples</text:p>
          </table:table-cell>
          <table:table-cell office:value-type="string" calcext:value-type="string">
            <text:p>state agriculture commissioner</text:p>
          </table:table-cell>
          <table:table-cell office:value-type="string" calcext:value-type="string">
            <text:p>Texas</text:p>
          </table:table-cell>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consultant's e-mail to PolitiFact Texa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41" calcext:value-type="float">
            <text:p>1.41</text:p>
          </table:table-cell>
          <table:table-cell office:value-type="string" calcext:value-type="string">
            <text:p>non-curse</text:p>
          </table:table-cell>
          <table:table-cell office:value-type="string" calcext:value-type="string">
            <text:p>anger</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0408518835902214, 0.13500922918319702, 0.0715964213013649, 0.19273802638053894, 0.14455822110176086, 0.44568952918052673]</text:p>
          </table:table-cell>
          <table:table-cell office:value-type="string" calcext:value-type="string">
            <text:p>[0.01691363751888275, 0.1397005319595337, 0.14819861948490143, 0.26732829213142395, 0.21311672031879425, 0.21474219858646393]</text:p>
          </table:table-cell>
          <table:table-cell office:value-type="float" office:value="0.119145420656689" calcext:value-type="float">
            <text:p>0.119145420656689</text:p>
          </table:table-cell>
          <table:table-cell table:formula="of:=1-([.G20]/LOG(6;2))" office:value-type="float" office:value="0.18307662173553" calcext:value-type="float">
            <text:p>0,18307662173553</text:p>
          </table:table-cell>
          <table:table-cell table:formula="of:=1-([.H20]/LOG(6;2))" office:value-type="float" office:value="0.0850384754173069" calcext:value-type="float">
            <text:p>0,0850384754173069</text:p>
          </table:table-cell>
          <table:table-cell table:formula="of:=[.BI20]*[.BJ20]" office:value-type="float" office:value="0.0155685567969405" calcext:value-type="float">
            <text:p>0,0155685567969405</text:p>
          </table:table-cell>
        </table:table-row>
        <table:table-row table:style-name="ro2">
          <table:table-cell table:style-name="ce5"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table:formula="of:=ABS([.J21]-[.I21])" office:value-type="float" office:value="2" calcext:value-type="float">
            <text:p>2</text:p>
          </table:table-cell>
          <table:table-cell office:value-type="float" office:value="2016" calcext:value-type="float">
            <text:p>2016</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4">a continued stagnation in real GDP growth, hovering around 1.5% annually</text:span>.  While this might seem manageable at first, it's a far cry from the robust growth rates witnessed during the last two decades.  <text:span text:style-name="T4">This stagnation, according to the CBO, is directly tied to the widening trade deficit, which has consistently outpaced the US's ability to replenish its depleted national resources</text:span>.<text:span text:style-name="T3">Furthermore, the report underscores the lack of progress in addressing fiscal challenges, highlighting a structural budget deficit</text:span> of <text:span text:style-name="T4">$12 trillion</text:span>, <text:span text:style-name="T4">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tagnacja gospodarcza jako zmartwienie </text:p>
            <text:p>Krytyka obecnej polityki fiskalnej </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cell table:formula="of:=1-([.G21]/LOG(6;2))" office:value-type="float" office:value="0.120358507924656" calcext:value-type="float">
            <text:p>0,120358507924656</text:p>
          </table:table-cell>
          <table:table-cell table:formula="of:=1-([.H21]/LOG(6;2))" office:value-type="float" office:value="0.106937781347833" calcext:value-type="float">
            <text:p>0,106937781347833</text:p>
          </table:table-cell>
          <table:table-cell table:formula="of:=[.BI21]*[.BJ21]" office:value-type="float" office:value="0.0128708718037983" calcext:value-type="float">
            <text:p>0,0128708718037983</text:p>
          </table:table-cell>
        </table:table-row>
        <table:table-row table:style-name="ro10">
          <table:table-cell table:style-name="ce5"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22]-[.D22]"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table:formula="of:=ABS([.J22]-[.I22])" office:value-type="float" office:value="2" calcext:value-type="float">
            <text:p>2</text:p>
          </table:table-cell>
          <table:table-cell office:value-type="float" office:value="2014" calcext:value-type="float">
            <text:p>2014</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ext:span text:style-name="T13">the implementation of a chained CPI would save the federal budget debt an unprecedented $1 trillion in the second decade off its existence</text:span>. <text:span text:style-name="T11">This significant savings could be attributed to the way </text:span><text:span text:style-name="T14">chained CPI reflects the true cost of healthcare and other essential services</text:span><text:span text:style-name="T11"> for consumers</text:span>. <text:span text:style-name="T3">It's believed that the program would also lead to an increase in federal savings</text:span> by <text:span text:style-name="T4">increasing the retirement age</text:span> and incentivizing more efficient government service provision.<text:span text:style-name="T11">The report also revealed that chained CPI is a proven solution that has demonstrated its effectiveness in slowing the growth of government debt over the past few years</text:span>.<text:span text:style-name="T4"> This mechanism has successfully implemented its benefits</text:span>, and despite criticism from some political groups, <text:span text:style-name="T4">it continues to receive wide support from across political spectrum</text:span>. The impact of chained CPI, as indicated in the report, would be far-reaching.<text:span text:style-name="T11"> This proposed change promises to bring about a substantial reduction in the federal budget debt and open the door to improved financial stability</text:span>. <text:span text:style-name="T4">Implementing chained CPI could significantly improve federal retirement age and incentivize more efficient government services</text:span>. The potential of chained CPI as a game-changer for long-term economic stability is undeniable.<text:span text:style-name="T3">Although the implementation of chained CPI presents challenges in terms of political debate and logistical considerations</text:span>,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rudności wprowadzenia chained CP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ext:p/>
            <text:p>Wygenerowany artykuł zawiera wiele nieprawdziwych informacji. Nie jest jasne, w jaki sposób poprawia dokładność klasyfikacji, ale może to być spowodowane użyciem na końcu sformułowania mówiącego, że implementacja chained CPI może być trudna i wymagać publicznej debaty. Może być też tak, że to przypadek lub coś innego.</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cell table:formula="of:=1-([.G22]/LOG(6;2))" office:value-type="float" office:value="0.0964644578572108" calcext:value-type="float">
            <text:p>0,0964644578572108</text:p>
          </table:table-cell>
          <table:table-cell table:formula="of:=1-([.H22]/LOG(6;2))" office:value-type="float" office:value="0.116294655115898" calcext:value-type="float">
            <text:p>0,116294655115898</text:p>
          </table:table-cell>
          <table:table-cell table:formula="of:=[.BI22]*[.BJ22]" office:value-type="float" office:value="0.0112183008574464" calcext:value-type="float">
            <text:p>0,0112183008574464</text:p>
          </table:table-cell>
        </table:table-row>
        <table:table-row table:style-name="ro4">
          <table:table-cell table:style-name="ce5"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23]-[.D23]"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table:formula="of:=ABS([.J23]-[.I23])" office:value-type="float" office:value="1" calcext:value-type="float">
            <text:p>1</text:p>
          </table:table-cell>
          <table:table-cell office:value-type="float" office:value="2009" calcext:value-type="float">
            <text:p>2009</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text:span text:style-name="T6"> allocates an astounding $868 billion annually to its military</text:span>, a figure that dwarfs the national budgets of countless nations, including Venezuela. <text:span text:style-name="T6">Venezuela's defense budget is estimated to be </text:span><text:span text:style-name="T7">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3">The nation heavily emphasizes internal security and the safeguarding of its vast oil reserves, prioritizing domestic security concerns.</text:span> <text:span text:style-name="T3">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3">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cell table:formula="of:=1-([.G23]/LOG(6;2))" office:value-type="float" office:value="0.207017174423979" calcext:value-type="float">
            <text:p>0,207017174423979</text:p>
          </table:table-cell>
          <table:table-cell table:formula="of:=1-([.H23]/LOG(6;2))" office:value-type="float" office:value="0.268089491645883" calcext:value-type="float">
            <text:p>0,268089491645883</text:p>
          </table:table-cell>
          <table:table-cell table:formula="of:=[.BI23]*[.BJ23]" office:value-type="float" office:value="0.0554991290532917" calcext:value-type="float">
            <text:p>0,0554991290532917</text:p>
          </table:table-cell>
        </table:table-row>
        <table:table-row table:style-name="ro9">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24]-[.D2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table:formula="of:=ABS([.J24]-[.I24])" office:value-type="float" office:value="1" calcext:value-type="float">
            <text:p>1</text:p>
          </table:table-cell>
          <table:table-cell office:value-type="float" office:value="2016" calcext:value-type="float">
            <text:p>2016</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cell table:formula="of:=1-([.G24]/LOG(6;2))" office:value-type="float" office:value="0.158360116495661" calcext:value-type="float">
            <text:p>0,158360116495661</text:p>
          </table:table-cell>
          <table:table-cell table:formula="of:=1-([.H24]/LOG(6;2))" office:value-type="float" office:value="0.302878655985765" calcext:value-type="float">
            <text:p>0,302878655985765</text:p>
          </table:table-cell>
          <table:table-cell table:formula="of:=[.BI24]*[.BJ24]" office:value-type="float" office:value="0.0479638992459549" calcext:value-type="float">
            <text:p>0,0479638992459549</text:p>
          </table:table-cell>
        </table:table-row>
        <table:table-row table:style-name="ro10">
          <table:table-cell table:style-name="ce5"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25]-[.D25]"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table:formula="of:=ABS([.J25]-[.I25])" office:value-type="float" office:value="1" calcext:value-type="float">
            <text:p>1</text:p>
          </table:table-cell>
          <table:table-cell office:value-type="float" office:value="2015" calcext:value-type="float">
            <text:p>2015</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ext:span text:style-name="T5">The data, compiled from various sources including the </text:span><text:span text:style-name="T15">US Bureau of Labor Statistics</text:span><text:span text:style-name="T5">, highlights the widespread underemployment that persists within the Black community</text:span>.  The average wage for Black workers in the United States, when adjusted for cost of living, is actually lower than those of other demographic groups. This raises questions about policies and initiatives that have failed to address the persistent inequalities in the workplace. <text:span text:style-name="T3">The situation is further compounded by the lack of opportunities for career advancement and training within the communities of color</text:span>. <text:span text:style-name="T3">This lack of opportunities leaves many Black workers trapped in low-paying jobs with limited prospects for upward mobility</text:span>. The lack of access to quality education, healthcare, and social programs can also exacerbate this situation. <text:span text:style-name="T3">These systemic issues, coupled with persistent wage gaps, illustrate the ongoing challenges for Black communities in achieving financial stability</text:span>. <text:span text:style-name="T16">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able:table-cell>
          <table:table-cell table:style-name="ce8" office:value-type="float" office:value="1" calcext:value-type="float">
            <text:p>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cell table:formula="of:=1-([.G25]/LOG(6;2))" office:value-type="float" office:value="0.192612805064295" calcext:value-type="float">
            <text:p>0,192612805064295</text:p>
          </table:table-cell>
          <table:table-cell table:formula="of:=1-([.H25]/LOG(6;2))" office:value-type="float" office:value="0.223859721251058" calcext:value-type="float">
            <text:p>0,223859721251058</text:p>
          </table:table-cell>
          <table:table-cell table:formula="of:=[.BI25]*[.BJ25]" office:value-type="float" office:value="0.0431182488510774" calcext:value-type="float">
            <text:p>0,0431182488510774</text:p>
          </table:table-cell>
        </table:table-row>
        <table:table-row table:style-name="ro7">
          <table:table-cell table:style-name="ce5" office:value-type="float" office:value="22" calcext:value-type="float">
            <text:p>22</text:p>
          </table:table-cell>
          <table:table-cell office:value-type="string" calcext:value-type="string">
            <text:p>5756.json</text:p>
          </table:table-cell>
          <table:table-cell office:value-type="float" office:value="3" calcext:value-type="float">
            <text:p>3</text:p>
          </table:table-cell>
          <table:table-cell office:value-type="float" office:value="0.336542248725891" calcext:value-type="float">
            <text:p>0.336542248725891</text:p>
          </table:table-cell>
          <table:table-cell office:value-type="float" office:value="0.357372224330902" calcext:value-type="float">
            <text:p>0.357372224330902</text:p>
          </table:table-cell>
          <table:table-cell table:formula="of:=[.E26]-[.D26]" office:value-type="float" office:value="0.020829975605011" calcext:value-type="float">
            <text:p>0.020829975605011</text:p>
          </table:table-cell>
          <table:table-cell office:value-type="float" office:value="2.04418315101007" calcext:value-type="float">
            <text:p>2.04418315101007</text:p>
          </table:table-cell>
          <table:table-cell office:value-type="float" office:value="2.10457375545922" calcext:value-type="float">
            <text:p>2.10457375545922</text:p>
          </table:table-cell>
          <table:table-cell office:value-type="float" office:value="4" calcext:value-type="float">
            <text:p>4</text:p>
          </table:table-cell>
          <table:table-cell office:value-type="float" office:value="3" calcext:value-type="float">
            <text:p>3</text:p>
          </table:table-cell>
          <table:table-cell table:formula="of:=ABS([.J26]-[.I26])" office:value-type="float" office:value="1" calcext:value-type="float">
            <text:p>1</text:p>
          </table:table-cell>
          <table:table-cell office:value-type="float" office:value="2012" calcext:value-type="float">
            <text:p>2012</text:p>
          </table:table-cell>
          <table:table-cell office:value-type="string" calcext:value-type="string">
            <text:p>Weve brought trade cases against China at nearly twice the rate as the last administration.</text:p>
          </table:table-cell>
          <table:table-cell office:value-type="string" calcext:value-type="string">
            <text:p>Obama said his administration has "brought trade cases against China at nearly twice the rate as the last administration. "Though the statistic takes into account the fact that China didnt join the WTO until nearly a year into Bushs term, it fails to acknowledge time for China after it joined to adjust to new WTO regulation. By contrast, Obama's administration could hit the ground running. Also, there are several external factors that affect an administration's decision to pursue trade cases. Those are important details and context.</text:p>
          </table:table-cell>
          <table:table-cell office:value-type="string" calcext:value-type="string">
            <text:p>The past few years have been a period of substantial change in trade policy, with the United States taking a more aggressive stance in engaging with the global market.  This approach has been evident in the recent surge in trade-related disputes, as the <text:span text:style-name="T13">Biden administration has taken action against Chinese companies for alleged unfair labor practices</text:span>. Notably, the administration has brought trade cases against China at nearly twice the rate of the previous administration, demonstrating a stark shift in priorities.  This has been a major focal point for discussions, with concerns ranging from the impact on economic growth to the effectiveness of these actions in achieving intended goals. <text:span text:style-name="T13">While some argue that this increased activity benefits the trade war narrative</text:span>, others contend that this increased activity has a detrimental effect on the American economy and companies, exacerbating existing supply chain vulnerabilities.  The administration has maintained that its actions are aimed at securing fair labor practices for American workers and safeguarding the domestic industries.  <text:span text:style-name="T13">Despite the various perspectives, the recent push for increased trade actions against China has been a defining characteristic of the Biden administration's approach to the global economy</text:span>. <text:span text:style-name="T3">The current administration has taken a firm stance against China, demonstrating a more proactive role in confronting alleged violations of international trade law</text:span>. The increased focus on trade litigation, which has become a recurring</text:p>
          </table:table-cell>
          <table:table-cell office:value-type="string" calcext:value-type="string">
            <text:p>Prezydent Obama podczas przemówienia w 2012 roku chwalił się, że jego administracja wnosiła przeciwko Chinom dwukrotnie więcej spraw handlowych do Światowej Organizacji Handlu (WTO) niż administracja George’a W. Busha. Podkreślał, że stworzył jednostkę do egzekwowania przepisów handlowych, która ma badać nieuczciwe praktyki na całym świecie.</text:p>
            <text:p>Analiza faktów wykazała, że rzeczywiście Obama wniósł sześć spraw przeciw Chinom przed WTO w niecałą jedną kadencję, podczas gdy Bush wniósł siedem przez dwie kadencje. Jednak trzeba uwzględnić, że Chiny dołączyły do WTO dopiero w 2001 roku, czyli w pierwszym roku prezydentury Busha, a inne państwa dały im wtedy czas na dostosowanie się do nowych reguł („miesiąc miodowy”). Dopiero po kilku latach zaczęto wnieść sprawy przeciw Chinom.</text:p>
            <text:p>W praktyce, jeśli liczyć ten czas adaptacji, tempo wnoszenia spraw w administracji Busha było zbliżone do tempa Obamy, choć nieco niższe. Ponadto inne czynniki, takie jak wzrost handlu z Chinami, klimat gospodarczy i coraz bardziej nieprzyjazne dla amerykańskich firm praktyki chińskie, również wpływały na liczbę wnoszonych spraw.</text:p>
            <text:p>Jednym z widocznych różnic było natomiast bardziej aktywne podejście Obamy do stosowania środków ochronnych przewidzianych w amerykańskim prawie handlowym, które Bush odrzucał.</text:p>
            <text:p>Podsumowując, stwierdzenie Obamy, że jego administracja wnosiła przeciw Chinom sprawy "prawie dwa razy szybciej" niż Bush, jest częściowo prawdziwe, ale wymaga uwzględnienia kontekstu historycznego i zewnętrznych czynników. Dlatego ocena tego twierdzenia to "połowiczna prawda".</text:p>
            <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tym, że rząd USA powziął bardziej aktywne kroki w walce z łamaniem prawa handlowego przez Chiny</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2/apr/18/barack-obama/president-barack-obama-says-his-administration-has/" xlink:type="simple">https://www.politifact.com/factchecks/2012/apr/18/barack-obama/president-barack-obama-says-his-administration-has/</text:a></text:p>
            <text:p/>
            <text:p>Wygenerowany artykuł kompletnie błędnie interpretuje kontekst czasowy (nie był generowany na jego podstawie). Ale pomimo to przekazuje prawdziwy sentyment. Pewnie dlatego, że USA od lat prowadzą rywalizację z Chinami.</text:p>
          </table:table-cell>
          <table:table-cell office:value-type="string" calcext:value-type="string">
            <text:p>bush-administration,china,job-accomplishments,trade</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Port of Tampa</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2617937326431274, 0.061098840087652206, 0.046508945524692535, 0.2596500515937805, 0.3365422487258911, 0.2909380793571472]</text:p>
          </table:table-cell>
          <table:table-cell office:value-type="string" calcext:value-type="string">
            <text:p>[0.0031382511369884014, 0.0896117314696312, 0.08554821461439133, 0.3573722243309021, 0.31683745980262756, 0.14749214053153992]</text:p>
          </table:table-cell>
          <table:table-cell office:value-type="float" office:value="0.120270852008495" calcext:value-type="float">
            <text:p>0.120270852008495</text:p>
          </table:table-cell>
          <table:table-cell table:formula="of:=1-([.G26]/LOG(6;2))" office:value-type="float" office:value="0.209202009530204" calcext:value-type="float">
            <text:p>0,209202009530204</text:p>
          </table:table-cell>
          <table:table-cell table:formula="of:=1-([.H26]/LOG(6;2))" office:value-type="float" office:value="0.185839734668459" calcext:value-type="float">
            <text:p>0,185839734668459</text:p>
          </table:table-cell>
          <table:table-cell table:formula="of:=[.BI26]*[.BJ26]" office:value-type="float" office:value="0.0388780459432015" calcext:value-type="float">
            <text:p>0,0388780459432015</text:p>
          </table:table-cell>
        </table:table-row>
        <table:table-row table:style-name="ro4">
          <table:table-cell table:style-name="ce5" office:value-type="float" office:value="29" calcext:value-type="float">
            <text:p>29</text:p>
          </table:table-cell>
          <table:table-cell office:value-type="string" calcext:value-type="string">
            <text:p>11139.json</text:p>
          </table:table-cell>
          <table:table-cell office:value-type="float" office:value="4" calcext:value-type="float">
            <text:p>4</text:p>
          </table:table-cell>
          <table:table-cell office:value-type="float" office:value="0.367868393659592" calcext:value-type="float">
            <text:p>0.367868393659592</text:p>
          </table:table-cell>
          <table:table-cell office:value-type="float" office:value="0.316772401332855" calcext:value-type="float">
            <text:p>0.316772401332855</text:p>
          </table:table-cell>
          <table:table-cell table:formula="of:=[.E27]-[.D27]" office:value-type="float" office:value="-0.051095992326737" calcext:value-type="float">
            <text:p>-0.051095992326737</text:p>
          </table:table-cell>
          <table:table-cell office:value-type="float" office:value="2.14585616346297" calcext:value-type="float">
            <text:p>2.14585616346297</text:p>
          </table:table-cell>
          <table:table-cell office:value-type="float" office:value="2.13061683816267" calcext:value-type="float">
            <text:p>2.13061683816267</text:p>
          </table:table-cell>
          <table:table-cell office:value-type="float" office:value="5" calcext:value-type="float">
            <text:p>5</text:p>
          </table:table-cell>
          <table:table-cell office:value-type="float" office:value="4" calcext:value-type="float">
            <text:p>4</text:p>
          </table:table-cell>
          <table:table-cell table:formula="of:=ABS([.J27]-[.I27])" office:value-type="float" office:value="1" calcext:value-type="float">
            <text:p>1</text:p>
          </table:table-cell>
          <table:table-cell office:value-type="float" office:value="2015" calcext:value-type="float">
            <text:p>2015</text:p>
          </table:table-cell>
          <table:table-cell office:value-type="string" calcext:value-type="string">
            <text:p>Says in 2002, he won more Hispanic votes than Anglo votes, 60 percent in the state.</text:p>
          </table:table-cell>
          <table:table-cell table:style-name="ce3" office:value-type="string" calcext:value-type="string">
            <text:p>Bush said in 2002, he "won more Hispanic votes than Anglo votes, 60 percent in the state. "While Bush historically had enjoyed a strong Hispanic voter base, we found there actually arent the usual exit poll results from his 2002 re-election to support this conclusion. However, most media analyses from the election do suggest Bush carried about 60 percent of the Hispanic vote, as he did in 1998. Experts we consulted said that was most likely the case. The statement is accurate but needs clarification or additional information.</text:p>
          </table:table-cell>
          <table:table-cell office:value-type="string" calcext:value-type="string">
            <text:p>In 2002, [Candidate Name], then a relatively unknown candidate, made an incredible statement that would forever impact the political landscape of the state. At the time, [Candidate Name] managed to secure over 60 percent of the votes from Hispanic populations. This remarkable achievement is a testament to his ability to connect with a distinct and significant portion of the voting base. While he did receive a significant percentage of votes from Anglo citizens, the sheer dominance of Hispanic votes in his favor highlighted the growing influence and importance of the Hispanic community within the state's political structure. During his campaign, [Candidate Name] demonstrated a keen understanding of the nuances of Hispanic culture, their values, and their concerns. His ability to effectively communicate and resonate with their needs and aspirations played a pivotal role in forging a deep connection and winning over this crucial segment of the electorate. [Candidate Name] strategically utilized the language, cultural references, and social concerns that deeply resonated with Hispanic voters. This approach was key to establishing a strong connection and building a solid voter base among those demographics. This historic victory in 2002 underscored the growing power and influence of the Hispanic community within the state. [Candidate Name]’s 60 percent win rate</text:p>
          </table:table-cell>
          <table:table-cell office:value-type="string" calcext:value-type="string">
            <text:p>Jeb Bush twierdził, że w 2002 roku zdobył 60% głosów wyborców hiszpańskojęzycznych, co było więcej niż poparcie wśród białych wyborców. Podkreślał to podczas kampanii prezydenckiej, pokazując, że ma silne poparcie w tej grupie. Bush ma przewagę nad innymi republikańskimi kandydatami, ponieważ mówi płynnie po hiszpańsku, a jego żona pochodzi z Meksyku.</text:p>
            <text:p>Analiza dostępnych danych pokazuje jednak, że dokładne potwierdzenie tej liczby jest trudne, ponieważ w 2002 roku rejestracja wyborców nie rozróżniała dokładnie grup etnicznych, a exit poll z tamtego roku były wadliwe i wycofane przez Voter News Service.</text:p>
            <text:p>Mimo to większość niezależnych analiz i ekspertów, zwłaszcza z uwagi na silne poparcie kubańskich wyborców w Florydzie (nawet do 80%), szacuje, że Bush rzeczywiście zdobył około 60% głosów hiszpańskojęzycznych, podobnie jak w 1998 roku.</text:p>
            <text:p>Podsumowując, choć brak jest precyzyjnych danych z exit polls, twierdzenie Busha jest uznawane za prawdopodobne i ocenione jako "w większości prawdziwe" — potrzebujące jednak doprecyzowania ze względu na ograniczone dane źródłowe.</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5/jul/31/jeb-bush/jeb-bush-says-he-won-60-hispanic-vote-2002-electio/" xlink:type="simple">https://www.politifact.com/factchecks/2015/jul/31/jeb-bush/jeb-bush-says-he-won-60-hispanic-vote-2002-electio/</text:a></text:p>
            <text:p/>
            <text:p><text:span text:style-name="T17">Wygenerowany artykuł jest ogromnie ogólny i w zasadzie kompletnie nie łapie kontekstu statementu i oryginalnego artykułu. Obecność tokenów w tekście mogła pogorszyć pewność modelu i dzięki temu przypadkiem wstrzelił się w poprawniejszą odpowiedź.</text:span></text:p>
          </table:table-cell>
          <table:table-cell office:value-type="string" calcext:value-type="string">
            <text:p>candidates-biography,diversity,elections</text:p>
          </table:table-cell>
          <table:table-cell office:value-type="string" calcext:value-type="string">
            <text:p>jeb-bush</text:p>
          </table:table-cell>
          <table:table-cell/>
          <table:table-cell office:value-type="string" calcext:value-type="string">
            <text:p>Florida</text:p>
          </table:table-cell>
          <table:table-cell office:value-type="string" calcext:value-type="string">
            <text:p>republican</text:p>
          </table:table-cell>
          <table:table-cell office:value-type="float" office:value="17" calcext:value-type="float">
            <text:p>17</text:p>
          </table:table-cell>
          <table:table-cell office:value-type="float" office:value="5" calcext:value-type="float">
            <text:p>5</text:p>
          </table:table-cell>
          <table:table-cell office:value-type="float" office:value="17" calcext:value-type="float">
            <text:p>17</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a Telemundo News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1" calcext:value-type="float">
            <text:p>3.61</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11163617484271526, 0.06780342757701874, 0.08295249938964844, 0.22566184401512146, 0.24455024302005768, 0.3678683936595917]</text:p>
          </table:table-cell>
          <table:table-cell office:value-type="string" calcext:value-type="string">
            <text:p>[0.003535577328875661, 0.068978451192379, 0.08999580144882202, 0.21166397631168365, 0.3167724013328552, 0.30905377864837646]</text:p>
          </table:table-cell>
          <table:table-cell office:value-type="float" office:value="0.116530554434009" calcext:value-type="float">
            <text:p>0.116530554434009</text:p>
          </table:table-cell>
          <table:table-cell table:formula="of:=1-([.G27]/LOG(6;2))" office:value-type="float" office:value="0.169869519242807" calcext:value-type="float">
            <text:p>0,169869519242807</text:p>
          </table:table-cell>
          <table:table-cell table:formula="of:=1-([.H27]/LOG(6;2))" office:value-type="float" office:value="0.175764895015588" calcext:value-type="float">
            <text:p>0,175764895015588</text:p>
          </table:table-cell>
          <table:table-cell table:formula="of:=[.BI27]*[.BJ27]" office:value-type="float" office:value="0.0298570982160604" calcext:value-type="float">
            <text:p>0,0298570982160604</text:p>
          </table:table-cell>
        </table:table-row>
        <table:table-row table:style-name="ro9">
          <table:table-cell table:style-name="ce5" office:value-type="float" office:value="28" calcext:value-type="float">
            <text:p>28</text:p>
          </table:table-cell>
          <table:table-cell office:value-type="string" calcext:value-type="string">
            <text:p>8960.json</text:p>
          </table:table-cell>
          <table:table-cell office:value-type="float" office:value="4" calcext:value-type="float">
            <text:p>4</text:p>
          </table:table-cell>
          <table:table-cell office:value-type="float" office:value="0.322603195905685" calcext:value-type="float">
            <text:p>0.322603195905685</text:p>
          </table:table-cell>
          <table:table-cell office:value-type="float" office:value="0.361810147762299" calcext:value-type="float">
            <text:p>0.361810147762299</text:p>
          </table:table-cell>
          <table:table-cell table:formula="of:=[.E28]-[.D28]" office:value-type="float" office:value="0.039206951856614" calcext:value-type="float">
            <text:p>0.039206951856614</text:p>
          </table:table-cell>
          <table:table-cell office:value-type="float" office:value="2.25234607350095" calcext:value-type="float">
            <text:p>2.25234607350095</text:p>
          </table:table-cell>
          <table:table-cell office:value-type="float" office:value="2.0089621158412" calcext:value-type="float">
            <text:p>2.0089621158412</text:p>
          </table:table-cell>
          <table:table-cell office:value-type="float" office:value="5" calcext:value-type="float">
            <text:p>5</text:p>
          </table:table-cell>
          <table:table-cell office:value-type="float" office:value="4" calcext:value-type="float">
            <text:p>4</text:p>
          </table:table-cell>
          <table:table-cell table:formula="of:=ABS([.J28]-[.I28])" office:value-type="float" office:value="1" calcext:value-type="float">
            <text:p>1</text:p>
          </table:table-cell>
          <table:table-cell office:value-type="float" office:value="2014" calcext:value-type="float">
            <text:p>2014</text:p>
          </table:table-cell>
          <table:table-cell office:value-type="string" calcext:value-type="string">
            <text:p>There are 4.7 percent of Virginians who are minimum wage earners who are over 25 years of age working full-time and trying to raise a family.</text:p>
          </table:table-cell>
          <table:table-cell office:value-type="string" calcext:value-type="string">
            <text:p>Obama said "the reason we even have colleges is that at some point there were politicians who said, You know what?We should start colleges. <text:s/>" Even allowing for some oversimplification in a live interview, Obama is exaggerating. Public colleges and universities are a distinct minority of all such institutions, and while they comprise a majority of enrollment nationally, private schools account for a significant minority of enrollment.</text:p>
          </table:table-cell>
          <table:table-cell office:value-type="string" calcext:value-type="string">
            <text:p>It's a startling statistic that paints a stark picture of the economic realities facing a significant portion of Virginia's working-age population.  The state recently confirmed that <text:span text:style-name="T6">over 4.7 percent</text:span> of all minimum wage earners are working full-time and trying to raise a family.  This number is especially eye-catching, considering the vast majority of those working minimum wage jobs are in entry-level positions, often with limited opportunities for upward mobility.  These individuals often find themselves juggling multiple demanding tasks, from working long and unpredictable hours to caring for children, with limited respite or support.   These circumstances highlight the critical need for support systems that address the systemic challenges of poverty and lack of opportunity.  The burden of these challenges falls heavily on the working-class, a group that often lacks access to comprehensive healthcare, quality education, and adequate support networks.   Many individuals in this demographic struggle with the physical and mental demands of caring for their families while facing the financial pressure of an insecure income.   The economic landscape in Virginia is in dire need of policies that promote economic stability for those working minimum wage jobs.   Policies need to address the inadequacy of wages, provide access to affordable healthcare and childcare, and offer support for skill development and</text:p>
          </table:table-cell>
          <table:table-cell office:value-type="string" calcext:value-type="string">
            <text:p>Senator Mark Obenshain podczas debaty w Wirginii twierdził, że niewiele osób zarabiających płacę minimalną faktycznie utrzymuje rodziny — według niego tylko 4,7% minimum wage earners to osoby powyżej 25. roku życia pracujące na pełen etat i wychowujące rodzinę. Proponowana ustawa miała podnieść płacę minimalną z 7,25 do 9,25 dolara na godzinę.</text:p>
            <text:p>Po weryfikacji okazało się, że Obenshain błędnie zinterpretował dane Biura Statystycznego Pracy (BLS). Cytowany procent 4,7% dotyczył w rzeczywistości odsetka wszystkich pracowników godzinowych w USA, którzy zarabiali minimum lub mniej, a nie osób powyżej 25. roku życia z rodzinami. BLS nie prowadzi dokładnych statystyk dotyczących, ile osób na minimalnej płacy wychowuje rodziny.</text:p>
            <text:p>Dane pokazują, że w Wirginii około 6,8% pracowników godzinowych zarabia minimum lub mniej — to stosunkowo wysoki wskaźnik w skali kraju. Szacuje się, że połowa z tych osób to osoby powyżej 25 lat, ale brak danych o tym, ile z nich wychowuje rodziny.</text:p>
            <text:p>Mimo błędu w szczegółach, główna teza Obenshaina — że niewielu pracowników na minimalnej płacy to osoby utrzymujące rodziny — wydaje się być prawdziwa lub nawet niedoszacowana.</text:p>
            <text:p>Podsumowując, stwierdzenie Obenshaina oceniono jako „Mostly True” (w przeważającej części prawdziwe), mimo że mylił się co do dokładnej liczby.</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4/feb/24/mark-obenshain/obenshain-says-few-minimum-wage-earners-virginia-a/" xlink:type="simple">https://www.politifact.com/factchecks/2014/feb/24/mark-obenshain/obenshain-says-few-minimum-wage-earners-virginia-a/</text:a></text:p>
            <text:p/>
            <text:p>Wygenerowany artykuł jest ogólny i zawiera przekłamania nawet pomimo że dotyczą treści statement. Nie wydaje się aby cokolwiek wnosił do poprawy klasyfikacji.</text:p>
          </table:table-cell>
          <table:table-cell office:value-type="string" calcext:value-type="string">
            <text:p>families,workers</text:p>
          </table:table-cell>
          <table:table-cell office:value-type="string" calcext:value-type="string">
            <text:p>mark-obenshain</text:p>
          </table:table-cell>
          <table:table-cell office:value-type="string" calcext:value-type="string">
            <text:p>State senator</text:p>
          </table:table-cell>
          <table:table-cell office:value-type="string" calcext:value-type="string">
            <text:p>Virginia</text:p>
          </table:table-cell>
          <table:table-cell office:value-type="string" calcext:value-type="string">
            <text:p>republica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a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2" calcext:value-type="float">
            <text:p>1.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266965746879578, 0.14699091017246246, 0.07482478022575378, 0.19022893905639648, 0.25208523869514465, 0.3226031959056854]</text:p>
          </table:table-cell>
          <table:table-cell office:value-type="string" calcext:value-type="string">
            <text:p>[0.00493720592930913, 0.09958493709564209, 0.04078812524676323, 0.13517025113105774, 0.3618101477622986, 0.3577093183994293]</text:p>
          </table:table-cell>
          <table:table-cell office:value-type="float" office:value="0.116721109979226" calcext:value-type="float">
            <text:p>0.116721109979226</text:p>
          </table:table-cell>
          <table:table-cell table:formula="of:=1-([.G28]/LOG(6;2))" office:value-type="float" office:value="0.12867359860246" calcext:value-type="float">
            <text:p>0,12867359860246</text:p>
          </table:table-cell>
          <table:table-cell table:formula="of:=1-([.H28]/LOG(6;2))" office:value-type="float" office:value="0.222827365858987" calcext:value-type="float">
            <text:p>0,222827365858987</text:p>
          </table:table-cell>
          <table:table-cell table:formula="of:=[.BI28]*[.BJ28]" office:value-type="float" office:value="0.0286719990321829" calcext:value-type="float">
            <text:p>0,0286719990321829</text:p>
          </table:table-cell>
        </table:table-row>
        <table:table-row table:style-name="ro2">
          <table:table-cell table:style-name="ce5" office:value-type="float" office:value="25" calcext:value-type="float">
            <text:p>25</text:p>
          </table:table-cell>
          <table:table-cell office:value-type="string" calcext:value-type="string">
            <text:p>3161.json</text:p>
          </table:table-cell>
          <table:table-cell office:value-type="float" office:value="4" calcext:value-type="float">
            <text:p>4</text:p>
          </table:table-cell>
          <table:table-cell office:value-type="float" office:value="0.321173757314682" calcext:value-type="float">
            <text:p>0.321173757314682</text:p>
          </table:table-cell>
          <table:table-cell office:value-type="float" office:value="0.370106339454651" calcext:value-type="float">
            <text:p>0.370106339454651</text:p>
          </table:table-cell>
          <table:table-cell table:formula="of:=[.E29]-[.D29]" office:value-type="float" office:value="0.048932582139969" calcext:value-type="float">
            <text:p>0.048932582139969</text:p>
          </table:table-cell>
          <table:table-cell office:value-type="float" office:value="2.24834465982344" calcext:value-type="float">
            <text:p>2.24834465982344</text:p>
          </table:table-cell>
          <table:table-cell office:value-type="float" office:value="2.08613147090251" calcext:value-type="float">
            <text:p>2.08613147090251</text:p>
          </table:table-cell>
          <table:table-cell office:value-type="float" office:value="5" calcext:value-type="float">
            <text:p>5</text:p>
          </table:table-cell>
          <table:table-cell office:value-type="float" office:value="4" calcext:value-type="float">
            <text:p>4</text:p>
          </table:table-cell>
          <table:table-cell table:formula="of:=ABS([.J29]-[.I29])" office:value-type="float" office:value="1" calcext:value-type="float">
            <text:p>1</text:p>
          </table:table-cell>
          <table:table-cell office:value-type="float" office:value="2011" calcext:value-type="float">
            <text:p>2011</text:p>
          </table:table-cell>
          <table:table-cell office:value-type="string" calcext:value-type="string">
            <text:p>From 1980 to 1990, the top 1 percent saw their income go up by roughly 80 percent while the median wage in the country over (the same) 10 years went up 3 percent.</text:p>
          </table:table-cell>
          <table:table-cell table:style-name="ce3" office:value-type="string" calcext:value-type="string">
            <text:p>The median wage in the country, expressed in constant 2009 dollars, does appear to be in the range Maddow cited (though with statistics broken out separately for men and women, we can't be precise). It's not unreasonable to cite those numbers, but the economists we spoke to preferred to use figures that included capital gains, which show the top 1 percent saw an increase of 55 percent. Either way, Maddow's point that the 1980s were much more of a boon for the very rich than everyone else is valid.</text:p>
          </table:table-cell>
          <table:table-cell office:value-type="string" calcext:value-type="string">
            <text:p>The past decade has seen stark divides emerge between the fortunes of the top 1% of the population and the rest of the country. Between 1980 and 1990, the wealthiest 1% saw a staggering 80% rise in their income, compared to a modest 3% growth for the median wage across the entire population. These stark figures highlight a growing gap in wealth accumulation that is perhaps not getting the attention it deserves, despite the fact that the impact on public life and policy decisions cannot be ignored. This situation raises questions about the role of economic policies in widening the wealth gap, and the impact of individual and collective action on economic mobility. What is the government and policy-makers' role in addressing these issues, and how can individuals and communities contribute to improving economic stability and fair distribution of wealth?The dramatic rise of the top 1% while the median wage stagnated has significant implications. The lack of economic growth for the general population, coupled with the significant wealth accumulation of the top 1%, could be interpreted as a lack of adequate policy support for worker productivity and access to opportunity. These trends highlight a potential disconnect between the policies intended to foster economic growth and the realities on the ground. <text:s/>As for</text:p>
          </table:table-cell>
          <table:table-cell office:value-type="string" calcext:value-type="string">
            <text:p>Rachel Maddow i Stephen Moore dyskutowali w programie HBO o wpływie cięć podatkowych w czasach prezydentury Reagana na nierówności dochodowe. Moore stwierdził, że cięcia podatkowe Reagana były najlepszą polityką ekonomiczną ostatnich 50 lat, a Maddow mu zaprzeczyła, podkreślając, że w latach 1980-1990 dochody najbogatszego 1% wzrosły około 80%, podczas gdy mediana wynagrodzeń wzrosła jedynie o około 3%.</text:p>
            <text:p>Moore zaprzeczał tym statystykom, twierdząc, że dochody wzrosły dla wszystkich, a najsłabsi mieli największe wzrosty. Jednak analiza danych pokazuje, że po uwzględnieniu inflacji wzrost mediany płac faktycznie był bardzo niewielki (około 3-4%), a wzrost dochodów najbogatszych był znacznie większy, choć dokładna liczba zależy od metodologii (czy uwzględnia się dochody kapitałowe, np. zysk kapitałowy).</text:p>
            <text:p>Według danych ekonomistów Piketty’ego i Saeza, dochody przed opodatkowaniem najbogatszego 1% wzrosły realnie o około 55% w latach 1980-1990, podczas gdy dochody dolnych 90% stagnowały lub minimalnie spadały. Różnice w wynikach Maddow (80%) wynikają z użycia statystyk bez uwzględniania dochodów kapitałowych. Z kolei mediana płac rzeczywiście wzrosła bardzo nieznacznie, a realne zarobki mężczyzn na pełny etat nawet spadły.</text:p>
            <text:p>Eksperci zgodnie twierdzą, że lata 80. to okres znacznego wzrostu nierówności dochodowych — korzyści zdecydowanie trafiały do najbogatszych, a reszta społeczeństwa miała niewielkie lub zerowe realne wzrosty dochodów. Te obserwacje potwierdzają zasadniczą tezę Maddow, choć niektóre szczegóły liczbowo były nieco przesadzone.</text:p>
            <text:p>Podsumowując, statystyki Maddow są w dużej mierze prawdziwe (ocena „Mostly True”), natomiast twierdzenia Moore’a, że najsłabsi mieli największe dochodowe zyski w latach 80., są błędne.</text:p>
            <text:p>W artykule podkreślono też, że nie jest jasne, na ile wzrost nierówności wynika bezpośrednio z cięć podatkowych Reagana — to odrębna kwestia, warta dalszej dyskusji.</text:p>
            <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1/feb/03/rachel-maddow/rachel-maddow-tanglles-wall-street-journals-steve-/" xlink:type="simple">https://www.politifact.com/factchecks/2011/feb/03/rachel-maddow/rachel-maddow-tanglles-wall-street-journals-steve-/</text:a></text:p>
            <text:p/>
            <text:p>Wygenerowany artykuł jest bardzo ogólny. Utwierdza tezę zawartą w statement i skupia się na opisaniu problemu z perspektywy społeczeństwa i wzywa do naprawienia tej sytuacji, ale nie dodaje żadnych dodatkowych informacji, mogących poprawić klasyfikację.</text:p>
          </table:table-cell>
          <table:table-cell office:value-type="string" calcext:value-type="string">
            <text:p>economy,history,income,pundits,taxes</text:p>
          </table:table-cell>
          <table:table-cell office:value-type="string" calcext:value-type="string">
            <text:p>rachel-maddow</text:p>
          </table:table-cell>
          <table:table-cell office:value-type="string" calcext:value-type="string">
            <text:p>MSNBC host</text:p>
          </table:table-cell>
          <table:table-cell/>
          <table:table-cell office:value-type="string" calcext:value-type="string">
            <text:p>none</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HBO's "Real Time with Bill Mah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62" calcext:value-type="float">
            <text:p>0.6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0932514443993568, 0.15379156172275543, 0.0746593028306961, 0.1928403228521347, 0.24660252034664154, 0.321173757314682]</text:p>
          </table:table-cell>
          <table:table-cell office:value-type="string" calcext:value-type="string">
            <text:p>[0.0021792647894471884, 0.08085191249847412, 0.07522816956043243, 0.29416561126708984, 0.3701063394546509, 0.1774686723947525]</text:p>
          </table:table-cell>
          <table:table-cell office:value-type="float" office:value="0.118868443648633" calcext:value-type="float">
            <text:p>0.118868443648633</text:p>
          </table:table-cell>
          <table:table-cell table:formula="of:=1-([.G29]/LOG(6;2))" office:value-type="float" office:value="0.130221556716512" calcext:value-type="float">
            <text:p>0,130221556716512</text:p>
          </table:table-cell>
          <table:table-cell table:formula="of:=1-([.H29]/LOG(6;2))" office:value-type="float" office:value="0.192974184221041" calcext:value-type="float">
            <text:p>0,192974184221041</text:p>
          </table:table-cell>
          <table:table-cell table:formula="of:=[.BI29]*[.BJ29]" office:value-type="float" office:value="0.0251293986753628" calcext:value-type="float">
            <text:p>0,0251293986753628</text:p>
          </table:table-cell>
        </table:table-row>
        <table:table-row table:style-name="ro9">
          <table:table-cell table:style-name="ce5" office:value-type="float" office:value="21" calcext:value-type="float">
            <text:p>21</text:p>
          </table:table-cell>
          <table:table-cell office:value-type="string" calcext:value-type="string">
            <text:p>8104.json</text:p>
          </table:table-cell>
          <table:table-cell office:value-type="float" office:value="4" calcext:value-type="float">
            <text:p>4</text:p>
          </table:table-cell>
          <table:table-cell office:value-type="float" office:value="0.329395622014999" calcext:value-type="float">
            <text:p>0.329395622014999</text:p>
          </table:table-cell>
          <table:table-cell office:value-type="float" office:value="0.369010359048843" calcext:value-type="float">
            <text:p>0.369010359048843</text:p>
          </table:table-cell>
          <table:table-cell table:formula="of:=[.E30]-[.D30]" office:value-type="float" office:value="0.039614737033844" calcext:value-type="float">
            <text:p>0.039614737033844</text:p>
          </table:table-cell>
          <table:table-cell office:value-type="float" office:value="2.27691405110177" calcext:value-type="float">
            <text:p>2.27691405110177</text:p>
          </table:table-cell>
          <table:table-cell office:value-type="float" office:value="2.11175080704924" calcext:value-type="float">
            <text:p>2.11175080704924</text:p>
          </table:table-cell>
          <table:table-cell office:value-type="float" office:value="5" calcext:value-type="float">
            <text:p>5</text:p>
          </table:table-cell>
          <table:table-cell office:value-type="float" office:value="4" calcext:value-type="float">
            <text:p>4</text:p>
          </table:table-cell>
          <table:table-cell table:formula="of:=ABS([.J30]-[.I30])" office:value-type="float" office:value="1" calcext:value-type="float">
            <text:p>1</text:p>
          </table:table-cell>
          <table:table-cell office:value-type="float" office:value="2013" calcext:value-type="float">
            <text:p>2013</text:p>
          </table:table-cell>
          <table:table-cell office:value-type="string" calcext:value-type="string">
            <text:p>A high school dropout makes on average $19,000 a year, a high school graduate makes $28,000 a year, a college graduate makes $51,000 a year.</text:p>
          </table:table-cell>
          <table:table-cell office:value-type="string" calcext:value-type="string">
            <text:p>To date, Bachmann has no specific proposal for how she would <text:s/>like to overhaul the two entitlement programs. Rather, she mentioned a separate <text:s/>proposal made by fellow Republican Paul Ryan, though she's made no commitments <text:s/>to his -- or anyone else's -- plan.</text:p>
          </table:table-cell>
          <table:table-cell office:value-type="string" calcext:value-type="string">
            <text:p>The recent data released by the National Center for Education Statistics reveals a stark reality about education and its impact on earning potential. A high school dropout, despite their lack of a formal education, finds themselves earning an average of $19,000 annually. This highlights the significant economic gap present in the workforce, a gap often attributed to the lack of academic experience and critical life skills that a high school diploma or beyond offers. In contrast, a high school graduate brings home an average annual income of $28,000. While not directly comparable to a college graduate, this figure illustrates the significant leap forward compared to the life path without a high school diploma. The final and most pronounced jump comes in the form of a college graduate, with their average income of $51,000. <text:s/>This demonstrates that the pursuit of higher education often translates into substantial financial rewards that shape an individual’s trajectory in terms of career advancements and overall well-being. The stark contrast between the average incomes of those with and without a college degree underscores the undeniable benefits of formal education for economic success. The data underscores the importance of encouraging young adults to pursue higher education, not only for its intellectual and personal growth but also for its contribution to long-term economic stability</text:p>
          </table:table-cell>
          <table:table-cell office:value-type="string" calcext:value-type="string">
            <text:p>W artykule omówiono wypowiedź Don Lemon, czarnoskórego komentatora CNN, który w odpowiedzi na krytykę Billa O’Reilly'ego na temat problemów w czarnoskórej społeczności wskazał na edukację jako klucz do poprawy sytuacji. Lemon podkreślił, że wykształcenie przekłada się na wyższe zarobki — podał statystyki mówiące, że absolwenci szkół średnich i studiów zarabiają znacznie więcej niż osoby bez ukończonej szkoły.</text:p>
            <text:p>Artykuł weryfikuje te dane, korzystając z różnych źródeł, m.in. Biura Statystyki Pracy USA (BLS) oraz badań ekonomicznych. Wyniki pokazują, że przeciętne roczne zarobki osób bez ukończonej szkoły średniej, absolwentów liceów oraz osób z dyplomem wyższej uczelni różnią się znacząco i w przybliżeniu zgadzają się z podanymi przez Lemon dane.</text:p>
            <text:p>Analizy wskazują, że wykształcenie wyższe wiąże się z wyższymi zarobkami zarówno rocznymi, jak i w ciągu całej kariery zawodowej, choć różnice mogą się różnić w zależności od płci, zawodu, rasy czy stanu gospodarki.</text:p>
            <text:p>Podsumowując, artykuł ocenia twierdzenie Lemon jako w większości prawdziwe — wyższe wykształcenie generalnie przekłada się na wyższe zarobki.</text:p>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3/aug/02/don-lemon/educational-levels-generally-make-difference-earni/" xlink:type="simple">https://www.politifact.com/factchecks/2013/aug/02/don-lemon/educational-levels-generally-make-difference-earni/</text:a></text:p>
            <text:p/>
            <text:p>Wygenerowany artykuł nic nie dodaje a jedynie powiela informacje zawarte w statement.</text:p>
          </table:table-cell>
          <table:table-cell office:value-type="string" calcext:value-type="string">
            <text:p>education,pundits</text:p>
          </table:table-cell>
          <table:table-cell office:value-type="string" calcext:value-type="string">
            <text:p>don-lemon</text:p>
          </table:table-cell>
          <table:table-cell office:value-type="string" calcext:value-type="string">
            <text:p>CNN anchor</text:p>
          </table:table-cell>
          <table:table-cell office:value-type="string" calcext:value-type="string">
            <text:p>Georgia</text:p>
          </table:table-cell>
          <table:table-cell office:value-type="string" calcext:value-type="string">
            <text:p>journalis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commentary on CN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71" calcext:value-type="float">
            <text:p>0.7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671919785439968, 0.1593376100063324, 0.08006428927183151, 0.18185894191265106, 0.23262430727481842, 0.3293956220149994]</text:p>
          </table:table-cell>
          <table:table-cell office:value-type="string" calcext:value-type="string">
            <text:p>[0.003169180126860738, 0.09190794080495834, 0.07720938324928284, 0.287553608417511, 0.3690103590488434, 0.17114950716495514]</text:p>
          </table:table-cell>
          <table:table-cell office:value-type="float" office:value="0.121550396748872" calcext:value-type="float">
            <text:p>0.121550396748872</text:p>
          </table:table-cell>
          <table:table-cell table:formula="of:=1-([.G30]/LOG(6;2))" office:value-type="float" office:value="0.119169407499508" calcext:value-type="float">
            <text:p>0,119169407499508</text:p>
          </table:table-cell>
          <table:table-cell table:formula="of:=1-([.H30]/LOG(6;2))" office:value-type="float" office:value="0.183063272113193" calcext:value-type="float">
            <text:p>0,183063272113193</text:p>
          </table:table-cell>
          <table:table-cell table:formula="of:=[.BI30]*[.BJ30]" office:value-type="float" office:value="0.0218155416726503" calcext:value-type="float">
            <text:p>0,0218155416726503</text:p>
          </table:table-cell>
        </table:table-row>
        <table:table-row table:style-name="ro12">
          <table:table-cell table:style-name="ce5" office:value-type="float" office:value="26" calcext:value-type="float">
            <text:p>26</text:p>
          </table:table-cell>
          <table:table-cell office:value-type="string" calcext:value-type="string">
            <text:p>5510.json</text:p>
          </table:table-cell>
          <table:table-cell office:value-type="float" office:value="4" calcext:value-type="float">
            <text:p>4</text:p>
          </table:table-cell>
          <table:table-cell office:value-type="float" office:value="0.336794078350067" calcext:value-type="float">
            <text:p>0.336794078350067</text:p>
          </table:table-cell>
          <table:table-cell office:value-type="float" office:value="0.352764964103699" calcext:value-type="float">
            <text:p>0.352764964103699</text:p>
          </table:table-cell>
          <table:table-cell table:formula="of:=[.E31]-[.D31]" office:value-type="float" office:value="0.015970885753632" calcext:value-type="float">
            <text:p>0.015970885753632</text:p>
          </table:table-cell>
          <table:table-cell office:value-type="float" office:value="2.31190715257203" calcext:value-type="float">
            <text:p>2.31190715257203</text:p>
          </table:table-cell>
          <table:table-cell office:value-type="float" office:value="2.18625529129887" calcext:value-type="float">
            <text:p>2.18625529129887</text:p>
          </table:table-cell>
          <table:table-cell office:value-type="float" office:value="5" calcext:value-type="float">
            <text:p>5</text:p>
          </table:table-cell>
          <table:table-cell office:value-type="float" office:value="4" calcext:value-type="float">
            <text:p>4</text:p>
          </table:table-cell>
          <table:table-cell table:formula="of:=ABS([.J31]-[.I31])" office:value-type="float" office:value="1" calcext:value-type="float">
            <text:p>1</text:p>
          </table:table-cell>
          <table:table-cell office:value-type="float" office:value="2012" calcext:value-type="float">
            <text:p>2012</text:p>
          </table:table-cell>
          <table:table-cell office:value-type="string" calcext:value-type="string">
            <text:p>Theyre paying a less rate of tax -- these richest people in America -- than they have in the last 80 years.</text:p>
          </table:table-cell>
          <table:table-cell office:value-type="string" calcext:value-type="string">
            <text:p>The FBI, not Haneys Homeland Security department, would handle a terrorism investigation. The State Department, meanwhile, would play little to no role in whether a case is opened, closed or anything else.</text:p>
          </table:table-cell>
          <table:table-cell office:value-type="string" calcext:value-type="string">
            <text:p>The headlines are flashing: "Tax breaks for the wealthy!" "Tax fraud!" "The richest are getting away with murder!" These are not new sounds, just the latest volley in the eternal debate about taxation. The reality, however, is far more complicated than any politician's promise. While citizens debate the "fairness" of taxes, a deeper, less-discussed reality looms: the richest Americans are currently paying less in taxes than they have in the last 80 years.The numbers are stark. <text:span text:style-name="T13">According to a recent study by the Tax Foundation, the top 1% of earners in America now pay an average effective tax rate of just </text:span><text:span text:style-name="T6">10.7%</text:span><text:span text:style-name="T13"> compared to the 36.4% average tax rate of the early 1970s</text:span>. This is a staggering difference. As the gap between the wealthiest and the rest grows, their tax burden decreases as their fortunes grow.These numbers are not just a theoretical exercise. They are the stark reality of a system that allows for loopholes, deductions, and tax credits that disproportionately benefit the wealthy. These loopholes, often disguised as legal tax breaks, are used to manipulate tax burdens, leaving the wealthy with less of a tax liability than they would otherwise have.Consider</text:p>
          </table:table-cell>
          <table:table-cell office:value-type="string" calcext:value-type="string">
            <text:p>Poseł Steve Rothman twierdzi, że najbogatsi Amerykanie płacą obecnie niższą stawkę podatku dochodowego niż w ciągu ostatnich 80 lat. W nagraniu z kampanii mówi, że najwyższe dochody (powyżej miliona dolarów rocznie) są opodatkowane niżej niż dawniej, co zmusza klasę średnią i pracujących do płacenia wyższych podatków w ich miejsce.</text:p>
            <text:p>Analiza danych historycznych pokazuje, że choć obecna najwyższa stawka podatkowa (35% w 2011 roku) jest niższa niż w większości ostatnich 80 lat, to w latach 1988-1992 stawki były jeszcze niższe (28-31%). Historycznie stawki te sięgały nawet ponad 90% w czasie II wojny światowej i lat 50. oraz 60.</text:p>
            <text:p>Rzeczywiste podatki płacone przez najbogatszych, wyrażone jako procent ich dochodu, również były w 2007 roku niższe niż w większości lat od 1979 do 2006, choć najwyższy 1% płacił w sumie większy udział podatków federalnych niż w 1979.</text:p>
            <text:p>Podsumowując, stwierdzenie Rothmana jest w dużej mierze prawdziwe — najwyższe podatki są dziś niższe niż przez większość ostatnich dekad, choć nie bez wyjątków. Jego twierdzenie oceniono jako "w większości prawdziwe".</text:p>
            <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nformacja o ETR na początku 1970 (chociaż trochę zawyżony)</text:p>
          </table:table-cell>
          <table:table-cell office:value-type="float" office:value="1" calcext:value-type="float">
            <text:p>1</text:p>
          </table:table-cell>
          <table:table-cell office:value-type="float" office:value="0" calcext:value-type="float">
            <text:p>0</text:p>
          </table:table-cell>
          <table:table-cell table:style-name="Default" office:value-type="float" office:value="0" calcext:value-type="float">
            <text:p>0</text:p>
          </table:table-cell>
          <table:table-cell office:value-type="string" calcext:value-type="string">
            <text:p><text:a xlink:href="https://www.politifact.com/factchecks/2012/mar/11/steve-rothman/congressman-steve-rothman-claims-wealthiest-americ/" xlink:type="simple">https://www.politifact.com/factchecks/2012/mar/11/steve-rothman/congressman-steve-rothman-claims-wealthiest-americ/</text:a></text:p>
            <text:p><text:a xlink:href="https://taxfoundation.org/data/all/federal/historical-income-tax-rates-brackets/" xlink:type="simple">https://taxfoundation.org/data/all/federal/historical-income-tax-rates-brackets/</text:a></text:p>
            <text:p><text:a xlink:href="https://chatgpt.com/share/6866fe3b-ff50-8000-abae-a4f1ae93ebbf" xlink:type="simple">https://chatgpt.com/share/6866fe3b-ff50-8000-abae-a4f1ae93ebbf</text:a></text:p>
            <text:p/>
            <text:p>Wygenerowany artykuł odnosi jest napisany w niewiadomo jakim kontekście czasowym, bo zakłada, że aktualnie panuje ETR ~10%, co w 2025 roku jest nieprawdą, a nawet wcześniej wydaje się mało prawdopodobny, bo faktyczny ETR jest zwykle 25-26%. Pomimo to artykuł przekazuje sentyment mogący poprawić klasyfikację.</text:p>
          </table:table-cell>
          <table:table-cell office:value-type="string" calcext:value-type="string">
            <text:p>taxes,wealth</text:p>
          </table:table-cell>
          <table:table-cell office:value-type="string" calcext:value-type="string">
            <text:p>steve-rothman</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a campaign video posted on YouTube</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1.87" calcext:value-type="float">
            <text:p>1.8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621328830718994, 0.15310145914554596, 0.08715526759624481, 0.18265189230442047, 0.2140839844942093, 0.33679407835006714]</text:p>
          </table:table-cell>
          <table:table-cell office:value-type="string" calcext:value-type="string">
            <text:p>[0.00806412473320961, 0.1025690883398056, 0.07894716411828995, 0.22907927632331848, 0.35276496410369873, 0.22857533395290375]</text:p>
          </table:table-cell>
          <table:table-cell office:value-type="float" office:value="0.1188091509595" calcext:value-type="float">
            <text:p>0.1188091509595</text:p>
          </table:table-cell>
          <table:table-cell table:formula="of:=1-([.G31]/LOG(6;2))" office:value-type="float" office:value="0.105632227961895" calcext:value-type="float">
            <text:p>0,105632227961895</text:p>
          </table:table-cell>
          <table:table-cell table:formula="of:=1-([.H31]/LOG(6;2))" office:value-type="float" office:value="0.154241003229662" calcext:value-type="float">
            <text:p>0,154241003229662</text:p>
          </table:table-cell>
          <table:table-cell table:formula="of:=[.BI31]*[.BJ31]" office:value-type="float" office:value="0.0162928208142269" calcext:value-type="float">
            <text:p>0,0162928208142269</text:p>
          </table:table-cell>
        </table:table-row>
        <table:table-row table:style-name="ro1" table:number-rows-repeated="1048544">
          <table:table-cell table:number-columns-repeated="63"/>
        </table:table-row>
        <table:table-row table:style-name="ro1">
          <table:table-cell table:number-columns-repeated="63"/>
        </table:table-row>
      </table:table>
      <table:named-expressions/>
      <table:database-ranges>
        <table:database-range table:name="__Anonymous_Sheet_DB__0" table:target-range-address="SM_incorrect_SMA_correct.A1:SM_incorrect_SMA_correct.BK31" table:display-filter-buttons="true">
          <table:sort>
            <table:sort-by table:field-number="10" table:order="descending" table:data-type="automatic"/>
            <table:sort-by table:field-number="62" table:order="descending"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6">00.00.0000</text:date>, <text:time style:data-style-name="N2" text:time-value="19:00:13.6916458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16T02:17:57.278665400</dc:date>
    <meta:editing-duration>P2DT2H41M35S</meta:editing-duration>
    <meta:editing-cycles>255</meta:editing-cycles>
    <meta:generator>LibreOffice/25.2.4.3$Windows_X86_64 LibreOffice_project/33e196637044ead23f5c3226cde09b47731f7e27</meta:generator>
    <meta:document-statistic meta:table-count="1" meta:cell-count="1923" meta:object-count="0"/>
  </office:meta>
</office:document-meta>
</file>